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ellButton.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FileManager.xml" manifest:media-type="text/xml"/>
  <manifest:file-entry manifest:full-path="Basic/Standard/Util.xml" manifest:media-type="text/xml"/>
  <manifest:file-entry manifest:full-path="Basic/Standard/ConstantsAndGlobals.xml" manifest:media-type="text/xml"/>
  <manifest:file-entry manifest:full-path="Basic/Standard/ExecuteClickAction.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79cm"/>
    </style:style>
    <style:style style:name="co2" style:family="table-column">
      <style:table-column-properties fo:break-before="auto" style:column-width="2.004cm"/>
    </style:style>
    <style:style style:name="co3" style:family="table-column">
      <style:table-column-properties fo:break-before="auto" style:column-width="1.905cm"/>
    </style:style>
    <style:style style:name="co4" style:family="table-column">
      <style:table-column-properties fo:break-before="auto" style:column-width="1.954cm"/>
    </style:style>
    <style:style style:name="co5" style:family="table-column">
      <style:table-column-properties fo:break-before="auto" style:column-width="0.199cm"/>
    </style:style>
    <style:style style:name="co6" style:family="table-column">
      <style:table-column-properties fo:break-before="auto" style:column-width="2.314cm"/>
    </style:style>
    <style:style style:name="co7" style:family="table-column">
      <style:table-column-properties fo:break-before="auto" style:column-width="2.669cm"/>
    </style:style>
    <style:style style:name="co8" style:family="table-column">
      <style:table-column-properties fo:break-before="auto" style:column-width="2.75cm"/>
    </style:style>
    <style:style style:name="co9" style:family="table-column">
      <style:table-column-properties fo:break-before="auto" style:column-width="3.24cm"/>
    </style:style>
    <style:style style:name="co10" style:family="table-column">
      <style:table-column-properties fo:break-before="auto" style:column-width="1.603cm"/>
    </style:style>
    <style:style style:name="co11" style:family="table-column">
      <style:table-column-properties fo:break-before="auto" style:column-width="2.341cm"/>
    </style:style>
    <style:style style:name="co12" style:family="table-column">
      <style:table-column-properties fo:break-before="auto" style:column-width="2.805cm"/>
    </style:style>
    <style:style style:name="co13" style:family="table-column">
      <style:table-column-properties fo:break-before="auto" style:column-width="1cm"/>
    </style:style>
    <style:style style:name="co14" style:family="table-column">
      <style:table-column-properties fo:break-before="auto" style:column-width="1.499cm"/>
    </style:style>
    <style:style style:name="co15" style:family="table-column">
      <style:table-column-properties fo:break-before="auto" style:column-width="1.002cm"/>
    </style:style>
    <style:style style:name="co16" style:family="table-column">
      <style:table-column-properties fo:break-before="auto" style:column-width="1.796cm"/>
    </style:style>
    <style:style style:name="co17" style:family="table-column">
      <style:table-column-properties fo:break-before="auto" style:column-width="2.258cm"/>
    </style:style>
    <style:style style:name="co18" style:family="table-column">
      <style:table-column-properties fo:break-before="auto" style:column-width="5.754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6" style:family="table-cell" style:parent-style-name="Status" style:data-style-name="N100">
      <style:table-cell-properties fo:background-color="#4781ad"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4" style:family="table-cell" style:parent-style-name="Status" style:data-style-name="N1">
      <style:table-cell-properties fo:background-color="#98c2e2" style:cell-protect="none" style:print-content="true" style:text-align-source="fix" style:repeat-content="false" fo:wrap-option="wrap" fo:border="0.74pt solid #ffffff" style:shrink-to-fit="true" style:vertical-align="middle"/>
      <style:paragraph-properties fo:text-align="center" fo:margin-left="0cm"/>
      <style:text-properties fo:color="#ffffff" style:font-name="Arial" fo:font-size="12pt" fo:language="none" fo:country="none" fo:font-weight="normal" style:font-name-asian="Arial1" style:font-size-asian="11pt" style:font-weight-asian="normal" style:font-name-complex="Arial2" style:font-size-complex="11pt" style:font-weight-complex="normal"/>
    </style:style>
    <style:style style:name="ce15" style:family="table-cell" style:parent-style-name="Status" style:data-style-name="N100">
      <style:table-cell-properties fo:background-color="#98c2e2" style:cell-protect="none"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6" style:family="table-cell" style:parent-style-name="Default"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8" style:family="table-cell" style:parent-style-name="Status">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0"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3" style:family="table-cell" style:parent-style-name="Status"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5" style:family="table-cell" style:parent-style-name="Status" style:data-style-name="N100">
      <style:table-cell-properties fo:background-color="#73a3c7" style:cell-protect="protected"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1" style:family="table-cell" style:parent-style-name="Status"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22" style:family="table-cell" style:parent-style-name="Status" style:data-style-name="N100">
      <style:table-cell-properties fo:background-color="#b4c7dc" style:cell-protect="none" style:print-content="true" fo:border="0.74pt solid #ffffff" style:vertical-align="middle"/>
      <style:text-properties fo:color="#ffffff" fo:font-size="12pt" fo:font-weight="normal" style:font-weight-asian="normal" style:font-weight-complex="normal"/>
    </style:style>
    <style:style style:name="ce28" style:family="table-cell" style:parent-style-name="Default"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4" style:family="table-cell" style:parent-style-name="Default" style:data-style-name="N100">
      <style:table-cell-properties fo:background-color="#b5bfca" style:cell-protect="none" style:print-content="true" fo:border="0.74pt solid #ffffff" style:vertical-align="middle"/>
      <style:text-properties fo:font-weight="normal" style:font-weight-asian="normal" style:font-weight-complex="normal"/>
    </style:style>
    <style:style style:name="ce31" style:family="table-cell" style:parent-style-name="Default" style:data-style-name="N100">
      <style:table-cell-properties fo:background-color="#73a3c7" style:cell-protect="protected"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9" style:family="table-cell" style:parent-style-name="Default"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34"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32"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35" style:family="table-cell" style:parent-style-name="Default">
      <style:table-cell-properties style:cell-protect="protected" style:print-content="true"/>
      <style:text-properties fo:font-weight="normal" style:font-weight-asian="normal" style:font-weight-complex="normal"/>
    </style:style>
    <style:style style:name="ce36" style:family="table-cell" style:parent-style-name="Default" style:data-style-name="N100">
      <style:table-cell-properties fo:background-color="#93c4e2" style:cell-protect="protected" style:print-content="true" fo:border="0.74pt solid #ffffff" style:vertical-align="middle"/>
      <style:text-properties fo:color="#ffffff" fo:font-size="12pt" fo:font-weight="normal" style:font-weight-asian="normal" style:font-weight-complex="normal"/>
    </style:style>
    <style:style style:name="ce41" style:family="table-cell" style:parent-style-name="Status" style:data-style-name="N100">
      <style:table-cell-properties fo:background-color="#ee6646"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44" style:family="table-cell" style:parent-style-name="Default" style:data-style-name="N100"/>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weight="bold"/>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style:style style:name="T1" style:family="text">
      <style:text-properties fo:color="#ffffff" style:font-name="Liberation San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ExecuteClickAction.LockCellSelection?language=Basic&amp;location=document" xlink:type="simple"/>
          <script:event-listener script:language="ooo:script" script:event-name="office:content-changed" xlink:href="vnd.sun.star.script:Standard.ExecuteClickAction.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ExecuteClickAction.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ExecuteClickAction.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ExecuteClickAction.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ExecuteClickAction.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ExecuteClickAction.TriangleSelected?language=Basic&amp;location=document" xlink:type="simple"/>
              </office:event-listeners>
            </form:button>
            <form:button form:name="adicionarItem" form:control-implementation="ooo:com.sun.star.form.component.CommandButton" xml:id="control6" form:id="control6" form:label="Adicionar Peç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MultiLine" office:value-type="boolean" office:boolean-value="true"/>
              </form:properties>
              <office:event-listeners>
                <script:event-listener script:language="ooo:script" script:event-name="dom:mouseup" xlink:href="vnd.sun.star.script:Standard.ExecuteClickAction.AddItem?language=Basic&amp;location=document" xlink:type="simple"/>
              </office:event-listeners>
            </form:button>
            <form:button form:name="salvarProjetoComo" form:control-implementation="ooo:com.sun.star.form.component.CommandButton" xml:id="control7" form:id="control7" form:label="Salvar Configuração de Peças Com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 de Peças atual em arquivo separado da aplicação"/>
                <form:property form:property-name="MultiLine" office:value-type="boolean" office:boolean-value="true"/>
              </form:properties>
              <office:event-listeners>
                <script:event-listener script:language="ooo:script" script:event-name="dom:mousedown" xlink:href="vnd.sun.star.script:Standard.ExecuteClickAction.WriteList?language=Basic&amp;location=document" xlink:type="simple"/>
              </office:event-listeners>
            </form:button>
            <form:button form:name="abrirProjeto" form:control-implementation="ooo:com.sun.star.form.component.CommandButton" xml:id="control8" form:id="control8" form:label="Abrir List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Lista de Peças que foi salva anteriormente"/>
                <form:property form:property-name="MultiLine" office:value-type="boolean" office:boolean-value="true"/>
              </form:properties>
              <office:event-listeners>
                <script:event-listener script:language="ooo:script" script:event-name="dom:mouseup" xlink:href="vnd.sun.star.script:Standard.ExecuteClickAction.ReadList?language=Basic&amp;location=document" xlink:type="simple"/>
              </office:event-listeners>
            </form:button>
            <form:button form:name="limpaLista" form:control-implementation="ooo:com.sun.star.form.component.CommandButton" xml:id="control9" form:id="control9" form:label="Zerar Tud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form:property form:property-name="MultiLine" office:value-type="boolean" office:boolean-value="true"/>
              </form:properties>
              <office:event-listeners>
                <script:event-listener script:language="ooo:script" script:event-name="dom:mouseup" xlink:href="vnd.sun.star.script:Standard.ExecuteClickAction.CleanList?language=Basic&amp;location=document" xlink:type="simple"/>
              </office:event-listeners>
            </form:button>
            <form:button form:name="botaoOrganizarPecas" form:control-implementation="ooo:com.sun.star.form.component.CommandButton" xml:id="control10" form:id="control10"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MultiLine" office:value-type="boolean" office:boolean-value="true"/>
              </form:properties>
              <office:event-listeners>
                <script:event-listener script:language="ooo:script" script:event-name="dom:mouseup" xlink:href="vnd.sun.star.script:Standard.ExecuteClickAction.CallSolver?language=Basic&amp;location=document" xlink:type="simple"/>
              </office:event-listeners>
            </form:button>
            <form:button form:name="apagarLista" form:control-implementation="ooo:com.sun.star.form.component.CommandButton" xml:id="control11" form:id="control11" form:label="Apagar List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uma Lista salva"/>
                <form:property form:property-name="MultiLine" office:value-type="boolean" office:boolean-value="true"/>
              </form:properties>
              <office:event-listeners>
                <script:event-listener script:language="ooo:script" script:event-name="dom:mouseup" xlink:href="vnd.sun.star.script:Standard.ExecuteClickAction.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ExecuteClickAction.KilnSelected?language=Basic&amp;location=document" xlink:type="simple"/>
                <script:event-listener script:language="ooo:script" script:event-name="dom:mousedown" xlink:href="vnd.sun.star.script:Standard.ExecuteClickAction.ListKilns?language=Basic&amp;location=document" xlink:type="simple"/>
              </office:event-listeners>
              <form:option form:label="" form:current-selected="true"/>
              <form:option form:label="Forno:  Comprimento = 100, Largura = 100, Altura = 100"/>
            </form:listbox>
            <form:button form:name="botaoEditarForno" form:control-implementation="ooo:com.sun.star.form.component.CommandButton" xml:id="control13" form:id="control13" form:label="Habilitar Botões de Edi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MultiLine" office:value-type="boolean" office:boolean-value="true"/>
              </form:properties>
              <office:event-listeners>
                <script:event-listener script:language="ooo:script" script:event-name="dom:mouseup" xlink:href="vnd.sun.star.script:Standard.ExecuteClickAction.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MultiLine" office:value-type="boolean" office:boolean-value="true"/>
              </form:properties>
              <office:event-listeners>
                <script:event-listener script:language="ooo:script" script:event-name="dom:mouseup" xlink:href="vnd.sun.star.script:Standard.ExecuteClickAction.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MultiLine" office:value-type="boolean" office:boolean-value="true"/>
              </form:properties>
              <office:event-listeners>
                <script:event-listener script:language="ooo:script" script:event-name="dom:mouseup" xlink:href="vnd.sun.star.script:Standard.ExecuteClickAction.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MultiLine" office:value-type="boolean" office:boolean-value="true"/>
              </form:properties>
              <office:event-listeners>
                <script:event-listener script:language="ooo:script" script:event-name="dom:mouseup" xlink:href="vnd.sun.star.script:Standard.ExecuteClickAction.CancelKilnEdition?language=Basic&amp;location=document" xlink:type="simple"/>
              </office:event-listeners>
            </form:button>
            <form:button form:name="apagarLista" form:control-implementation="ooo:com.sun.star.form.component.CommandButton" xml:id="control17" form:id="control17" form:label="Apagar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form:property form:property-name="MultiLine" office:value-type="boolean" office:boolean-value="true"/>
              </form:properties>
              <office:event-listeners>
                <script:event-listener script:language="ooo:script" script:event-name="dom:mouseup" xlink:href="vnd.sun.star.script:Standard.ExecuteClickAction.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MultiLine" office:value-type="boolean" office:boolean-value="true"/>
              </form:properties>
              <office:event-listeners>
                <script:event-listener script:language="ooo:script" script:event-name="dom:mouseup" xlink:href="vnd.sun.star.script:Standard.ExecuteClickAction.OpenSolution?language=Basic&amp;location=document" xlink:type="simple"/>
              </office:event-listeners>
            </form:button>
            <form:button form:name="botaoEditarPeca" form:control-implementation="ooo:com.sun.star.form.component.CommandButton" xml:id="control19" form:id="control19" form:label="Edit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a edição das peças da lista"/>
                <form:property form:property-name="MultiLine" office:value-type="boolean" office:boolean-value="true"/>
              </form:properties>
              <office:event-listeners>
                <script:event-listener script:language="ooo:script" script:event-name="dom:mouseup" xlink:href="vnd.sun.star.script:Standard.ExecuteClickAction.EditListItems?language=Basic&amp;location=document" xlink:type="simple"/>
              </office:event-listeners>
            </form:button>
            <form:button form:name="botaoSalvarEdicaoPeca" form:control-implementation="ooo:com.sun.star.form.component.CommandButton" xml:id="control20" form:id="control20" form:label="Finalizar Edição"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Desabilita a edição das peças da lista"/>
                <form:property form:property-name="MultiLine" office:value-type="boolean" office:boolean-value="true"/>
              </form:properties>
              <office:event-listeners>
                <script:event-listener script:language="ooo:script" script:event-name="dom:mouseup" xlink:href="vnd.sun.star.script:Standard.ExecuteClickAction.SaveEditionListItems?language=Basic&amp;location=document" xlink:type="simple"/>
              </office:event-listeners>
            </form:button>
            <form:button form:name="salvarProjetoUltimoAberto" form:control-implementation="ooo:com.sun.star.form.component.CommandButton" xml:id="control21" form:id="control21" form:label="Salvar sobre a Última Config. Abert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 de Peças atual em arquivo separado da aplicação"/>
                <form:property form:property-name="MultiLine" office:value-type="boolean" office:boolean-value="true"/>
              </form:properties>
              <office:event-listeners>
                <script:event-listener script:language="ooo:script" script:event-name="dom:mousedown" xlink:href="vnd.sun.star.script:Standard.ExecuteClickAction.WriteListLastOpened?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9"/>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1008" table:default-cell-style-name="ce5"/>
        <table:table-row table:style-name="ro1">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3"/>
          <table:table-cell table:style-name="ce2" office:value-type="string" calcext:value-type="string">
            <text:p>Largura (cm):</text:p>
          </table:table-cell>
          <table:table-cell table:style-name="ce28" table:number-columns-spanned="2" table:number-rows-spanned="1"/>
          <table:covered-table-cell table:style-name="ce29"/>
          <table:table-cell table:style-name="ce2" office:value-type="string" calcext:value-type="string" table:number-columns-spanned="2" table:number-rows-spanned="1">
            <text:p>Altura (cm):</text:p>
          </table:table-cell>
          <table:covered-table-cell/>
          <table:table-cell table:style-name="ce28" table:number-columns-spanned="3" table:number-rows-spanned="1"/>
          <table:covered-table-cell/>
          <table:covered-table-cell table:style-name="ce36"/>
          <table:table-cell table:number-columns-repeated="1008"/>
        </table:table-row>
        <table:table-row table:style-name="ro1">
          <table:table-cell table:style-name="ce4" table:number-columns-spanned="1" table:number-rows-spanned="2">
            <draw:control draw:z-index="1" draw:name="Controle 4" draw:style-name="gr1" draw:text-style-name="P1" svg:width="1.97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2.004cm" svg:height="1.799cm" svg:x="0cm" svg:y="0cm" draw:control="control3"/>
          </table:table-cell>
          <table:table-cell table:number-columns-spanned="1" table:number-rows-spanned="2">
            <draw:control draw:z-index="3" draw:name="Controle 6" draw:style-name="gr1" draw:text-style-name="P1" svg:width="1.905cm" svg:height="1.799cm" svg:x="0cm" svg:y="0cm" draw:control="control4"/>
          </table:table-cell>
          <table:table-cell table:number-columns-spanned="1" table:number-rows-spanned="2">
            <draw:control draw:z-index="4" draw:name="Controle 7" draw:style-name="gr1" draw:text-style-name="P1" svg:width="1.954cm" svg:height="1.799cm" svg:x="0cm" svg:y="0cm" draw:control="control5"/>
          </table:table-cell>
          <table:table-cell/>
          <table:table-cell table:style-name="ce18" office:value-type="string" calcext:value-type="string" table:number-columns-spanned="2" table:number-rows-spanned="2">
            <text:p><text:span text:style-name="T1">Altura  dos suportes:</text:span></text:p>
            <text:p><text:span text:style-name="T1">(separado por</text:span></text:p>
            <text:p><text:span text:style-name="T1"> espaços em </text:span>cm)</text:p>
          </table:table-cell>
          <table:covered-table-cell/>
          <table:table-cell table:style-name="ce23" table:number-columns-spanned="9" table:number-rows-spanned="1"/>
          <table:covered-table-cell table:style-name="ce21"/>
          <table:covered-table-cell table:number-columns-repeated="7" table:style-name="ce24"/>
          <table:table-cell table:number-columns-repeated="1008"/>
        </table:table-row>
        <table:table-row table:style-name="ro1">
          <table:covered-table-cell table:number-columns-repeated="4"/>
          <table:table-cell/>
          <table:covered-table-cell table:style-name="ce8"/>
          <table:covered-table-cell table:style-name="ce9"/>
          <table:table-cell table:style-name="ce8"/>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1">
          <table:table-cell table:style-name="ce6"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Círcul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Descrição:</text:p>
          </table:table-cell>
          <table:covered-table-cell table:style-name="ce11"/>
          <table:table-cell table:style-name="ce14" table:number-columns-spanned="2" table:number-rows-spanned="1"/>
          <table:covered-table-cell table:style-name="ce16"/>
          <table:table-cell/>
          <table:table-cell table:number-columns-spanned="11" table:number-rows-spanned="1">
            <draw:control table:end-cell-address="Forno.P6" table:end-x="1.796cm" table:end-y="0.9cm" draw:z-index="11" draw:name="Control 1" draw:style-name="gr3" draw:text-style-name="P3" svg:width="23.019cm" svg:height="0.9cm" svg:x="0cm" svg:y="0cm" draw:control="control12"/>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Alt. Peça (cm):</text:p>
          </table:table-cell>
          <table:covered-table-cell table:style-name="ce11"/>
          <table:table-cell table:style-name="ce15" table:number-columns-spanned="2" table:number-rows-spanned="1"/>
          <table:covered-table-cell table:style-name="ce16"/>
          <table:table-cell/>
          <table:table-cell table:style-name="ce2" office:value-type="string" calcext:value-type="string" table:number-columns-spanned="2" table:number-rows-spanned="1">
            <text:p>Comprimento (cm):</text:p>
          </table:table-cell>
          <table:covered-table-cell/>
          <table:table-cell table:style-name="ce25"/>
          <table:table-cell table:style-name="ce2" office:value-type="string" calcext:value-type="string">
            <text:p>Largura (cm):</text:p>
          </table:table-cell>
          <table:table-cell table:style-name="ce31" table:number-columns-spanned="2" table:number-rows-spanned="1"/>
          <table:covered-table-cell table:style-name="ce29"/>
          <table:table-cell table:style-name="ce2" office:value-type="string" calcext:value-type="string" table:number-columns-spanned="2" table:number-rows-spanned="1">
            <text:p>Altura (cm):</text:p>
          </table:table-cell>
          <table:covered-table-cell/>
          <table:table-cell table:style-name="ce31" table:number-columns-spanned="3" table:number-rows-spanned="1"/>
          <table:covered-table-cell table:style-name="ce35"/>
          <table:covered-table-cell table:style-name="ce36"/>
          <table:table-cell table:number-columns-repeated="1008"/>
        </table:table-row>
        <table:table-row table:style-name="ro1">
          <table:table-cell table:style-name="ce6" office:value-type="string" calcext:value-type="string" table:number-columns-spanned="2" table:number-rows-spanned="1">
            <text:p>Diâmetro (cm):</text:p>
          </table:table-cell>
          <table:covered-table-cell table:style-name="ce11"/>
          <table:table-cell table:style-name="ce15" table:number-columns-spanned="2" table:number-rows-spanned="1"/>
          <table:covered-table-cell table:style-name="ce16"/>
          <table:table-cell/>
          <table:table-cell table:style-name="ce2" office:value-type="string" calcext:value-type="string" table:number-columns-spanned="2" table:number-rows-spanned="2">
            <text:p>Altura  dos suportes:</text:p>
            <text:p>(separado por</text:p>
            <text:p> espaços em cm)</text:p>
          </table:table-cell>
          <table:covered-table-cell/>
          <table:table-cell table:style-name="ce25" table:number-columns-spanned="9" table:number-rows-spanned="1"/>
          <table:covered-table-cell table:number-columns-repeated="4" table:style-name="ce22"/>
          <table:covered-table-cell table:number-columns-repeated="4" table:style-name="ce32"/>
          <table:table-cell table:number-columns-repeated="1008"/>
        </table:table-row>
        <table:table-row table:style-name="ro1">
          <table:table-cell table:style-name="ce6" table:number-columns-spanned="2" table:number-rows-spanned="1"/>
          <table:covered-table-cell table:style-name="ce11"/>
          <table:table-cell table:style-name="ce12" table:number-columns-spanned="2" table:number-rows-spanned="1"/>
          <table:covered-table-cell table:style-name="ce11"/>
          <table:table-cell/>
          <table:covered-table-cell table:style-name="ce8"/>
          <table:covered-table-cell table:style-name="ce9"/>
          <table:table-cell table:style-name="ce9" table:number-columns-spanned="2" table:number-rows-spanned="1">
            <draw:control table:end-cell-address="Forno.I9" table:end-x="3.24cm" table:end-y="0.899cm" draw:z-index="12" draw:name="Controle 3" draw:style-name="gr4" draw:text-style-name="P2" svg:width="5.98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4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3.804cm" svg:height="0.899cm" svg:x="0cm" svg:y="0cm" draw:control="control15"/>
          </table:table-cell>
          <table:covered-table-cell table:style-name="ce9"/>
          <table:table-cell table:style-name="ce9" table:number-columns-spanned="3" table:number-rows-spanned="1">
            <draw:control table:end-cell-address="Forno.P9" table:end-x="1.795cm" table:end-y="0.899cm" draw:z-index="15" draw:name="Controle 15" draw:style-name="gr6" draw:text-style-name="P2" svg:width="4.297cm" svg:height="0.899cm" svg:x="0cm" svg:y="0cm" draw:control="control16"/>
          </table:table-cell>
          <table:covered-table-cell table:number-columns-repeated="2" table:style-name="ce9"/>
          <table:table-cell table:number-columns-repeated="1008"/>
        </table:table-row>
        <table:table-row table:style-name="ro1">
          <table:table-cell office:value-type="string" calcext:value-type="string" table:number-columns-spanned="4" table:number-rows-spanned="1">
            <text:p>1</text:p>
            <draw:control table:end-cell-address="Forno.D10" table:end-x="1.954cm" table:end-y="0.9cm" draw:z-index="5" draw:name="Controle 1" draw:style-name="gr2" draw:text-style-name="P2" svg:width="7.842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7" draw:text-style-name="P2" svg:width="3.944cm" svg:height="0.9cm" svg:x="0cm" svg:y="0cm" draw:control="control19"/>
            <draw:control table:end-cell-address="Forno.K10" table:end-x="2.341cm" table:end-y="0.9cm" draw:z-index="19" draw:name="Controle 19" draw:style-name="gr7" draw:text-style-name="P2" svg:width="3.944cm" svg:height="0.9cm" svg:x="0cm" svg:y="0cm" draw:control="control20"/>
          </table:table-cell>
          <table:covered-table-cell/>
          <table:table-cell table:style-name="ce34">
            <draw:control draw:z-index="10" draw:name="Controle 10" draw:style-name="gr4" draw:text-style-name="P2" svg:width="2.804cm" svg:height="0.9cm" svg:x="0cm" svg:y="0cm" draw:control="control9"/>
          </table:table-cell>
          <table:table-cell table:style-name="ce34" table:number-columns-spanned="4" table:number-rows-spanned="1">
            <draw:control draw:z-index="16" draw:name="Controle 16" draw:style-name="gr5" draw:text-style-name="P2" svg:width="5.297cm" svg:height="0.9cm" svg:x="0cm" svg:y="0cm" draw:control="control17"/>
          </table:table-cell>
          <table:covered-table-cell table:number-columns-repeated="3" table:style-name="ce34"/>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0"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0"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0"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0"/>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0" office:value-type="string" calcext:value-type="string">
            <text:p>Quantidade</text:p>
          </table:covered-table-cell>
          <table:covered-table-cell table:style-name="ce20"/>
          <table:table-cell table:number-columns-repeated="1008"/>
        </table:table-row>
        <table:table-row table:style-name="ro1">
          <table:table-cell table:style-name="ce8" table:number-columns-spanned="4" table:number-rows-spanned="1">
            <draw:control draw:z-index="7" draw:name="Controle 9" draw:style-name="gr4" draw:text-style-name="P2" svg:width="7.842cm" svg:height="0.9cm" svg:x="0cm" svg:y="0cm" draw:control="control8"/>
          </table:table-cell>
          <table:covered-table-cell table:number-columns-repeated="3"/>
          <table:table-cell/>
          <table:table-cell table:style-name="ce12" office:value-type="string" calcext:value-type="string">
            <text:p>Triângulo</text:p>
          </table:table-cell>
          <table:table-cell table:style-name="ce12" office:value-type="string" calcext:value-type="string" table:number-columns-spanned="3" table:number-rows-spanned="1">
            <text:p>Testando 8</text:p>
          </table:table-cell>
          <table:covered-table-cell table:number-columns-repeated="2" table:style-name="ce12"/>
          <table:table-cell table:style-name="ce12" office:value-type="string" calcext:value-type="string">
            <text:p>3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0</text:p>
          </table:table-cell>
          <table:covered-table-cell table:number-columns-repeated="2" table:style-name="ce15"/>
          <table:table-cell table:style-name="ce41" office:value-type="string" calcext:value-type="string">
            <text:p>X</text:p>
          </table:table-cell>
          <table:table-cell table:number-columns-repeated="1008"/>
        </table:table-row>
        <table:table-row table:style-name="ro1">
          <table:table-cell table:style-name="ce9" table:number-columns-spanned="4" table:number-rows-spanned="1">
            <draw:control draw:z-index="20" draw:name="Controle 20" draw:style-name="gr2" draw:text-style-name="P2" svg:width="7.842cm" svg:height="0.9cm" svg:x="0cm" svg:y="0cm" draw:control="control21"/>
          </table:table-cell>
          <table:covered-table-cell table:number-columns-repeated="3"/>
          <table:table-cell/>
          <table:table-cell table:style-name="ce12" office:value-type="string" calcext:value-type="string">
            <text:p>Retângulo</text:p>
          </table:table-cell>
          <table:table-cell table:style-name="ce12" office:value-type="string" calcext:value-type="string" table:number-columns-spanned="3" table:number-rows-spanned="1">
            <text:p>Testando 7</text:p>
          </table:table-cell>
          <table:covered-table-cell table:number-columns-repeated="2" table:style-name="ce12"/>
          <table:table-cell table:style-name="ce12" office:value-type="string" calcext:value-type="string">
            <text:p>5</text:p>
          </table:table-cell>
          <table:table-cell table:number-columns-repeated="2" table:style-name="ce12" office:value-type="string" calcext:value-type="string">
            <text:p>10</text:p>
          </table:table-cell>
          <table:table-cell table:style-name="ce15" office:value-type="string" calcext:value-type="string" table:number-columns-spanned="3" table:number-rows-spanned="1">
            <text:p>20</text:p>
          </table:table-cell>
          <table:covered-table-cell table:number-columns-repeated="2" table:style-name="ce15"/>
          <table:table-cell table:style-name="ce41" office:value-type="string" calcext:value-type="string">
            <text:p>X</text:p>
          </table:table-cell>
          <table:table-cell table:number-columns-repeated="1008"/>
        </table:table-row>
        <table:table-row table:style-name="ro1">
          <table:table-cell table:style-name="ce9" table:number-columns-spanned="4" table:number-rows-spanned="1">
            <draw:control draw:z-index="6" draw:name="Controle 8" draw:style-name="gr2" draw:text-style-name="P2" svg:width="7.842cm" svg:height="0.9cm" svg:x="0cm" svg:y="0cm" draw:control="control7"/>
          </table:table-cell>
          <table:covered-table-cell table:number-columns-repeated="3"/>
          <table:table-cell/>
          <table:table-cell table:style-name="ce12" office:value-type="string" calcext:value-type="string">
            <text:p>Quadrado</text:p>
          </table:table-cell>
          <table:table-cell table:style-name="ce12" office:value-type="string" calcext:value-type="string" table:number-columns-spanned="3" table:number-rows-spanned="1">
            <text:p>Testando 6</text:p>
          </table:table-cell>
          <table:covered-table-cell table:number-columns-repeated="2" table:style-name="ce12"/>
          <table:table-cell table:style-name="ce12" office:value-type="string" calcext:value-type="string">
            <text:p>15</text:p>
          </table:table-cell>
          <table:table-cell table:style-name="ce12" office:value-type="string" calcext:value-type="string">
            <text:p>10</text:p>
          </table:table-cell>
          <table:table-cell table:style-name="ce12"/>
          <table:table-cell table:style-name="ce15" office:value-type="string" calcext:value-type="string" table:number-columns-spanned="3" table:number-rows-spanned="1">
            <text:p>0</text:p>
          </table:table-cell>
          <table:covered-table-cell table:number-columns-repeated="2" table:style-name="ce15"/>
          <table:table-cell table:style-name="ce41" office:value-type="string" calcext:value-type="string">
            <text:p>X</text:p>
          </table:table-cell>
          <table:table-cell table:number-columns-repeated="1008"/>
        </table:table-row>
        <table:table-row table:style-name="ro1">
          <table:table-cell table:style-name="ce9" table:number-columns-spanned="4" table:number-rows-spanned="1">
            <draw:control draw:z-index="9" draw:name="Controle 13" draw:style-name="gr5" draw:text-style-name="P2" svg:width="7.842cm" svg:height="0.899cm" svg:x="0cm" svg:y="0cm" draw:control="control11"/>
          </table:table-cell>
          <table:covered-table-cell table:number-columns-repeated="3"/>
          <table:table-cell/>
          <table:table-cell table:style-name="ce12" office:value-type="string" calcext:value-type="string">
            <text:p>Círculo</text:p>
          </table:table-cell>
          <table:table-cell table:style-name="ce12" office:value-type="string" calcext:value-type="string" table:number-columns-spanned="3" table:number-rows-spanned="1">
            <text:p>Testando 5</text:p>
          </table:table-cell>
          <table:covered-table-cell table:number-columns-repeated="2" table:style-name="ce12"/>
          <table:table-cell table:number-columns-repeated="2" table:style-name="ce12" office:value-type="string" calcext:value-type="string">
            <text:p>15</text:p>
          </table:table-cell>
          <table:table-cell table:style-name="ce12"/>
          <table:table-cell table:style-name="ce15" office:value-type="string" calcext:value-type="string" table:number-columns-spanned="3" table:number-rows-spanned="1">
            <text:p>10</text:p>
          </table:table-cell>
          <table:covered-table-cell table:number-columns-repeated="2" table:style-name="ce15"/>
          <table:table-cell table:style-name="ce41" office:value-type="string" calcext:value-type="string">
            <text:p>X</text:p>
          </table:table-cell>
          <table:table-cell table:number-columns-repeated="1008"/>
        </table:table-row>
        <table:table-row table:style-name="ro1">
          <table:table-cell table:style-name="ce8" table:number-columns-spanned="4" table:number-rows-spanned="1"/>
          <table:covered-table-cell table:number-columns-repeated="3"/>
          <table:table-cell/>
          <table:table-cell table:style-name="ce12" office:value-type="string" calcext:value-type="string">
            <text:p>Triângulo</text:p>
          </table:table-cell>
          <table:table-cell table:style-name="ce12" office:value-type="string" calcext:value-type="string" table:number-columns-spanned="3" table:number-rows-spanned="1">
            <text:p>Testando 4</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30</text:p>
          </table:table-cell>
          <table:covered-table-cell table:number-columns-repeated="2" table:style-name="ce15"/>
          <table:table-cell table:style-name="ce41" office:value-type="string" calcext:value-type="string">
            <text:p>X</text:p>
          </table:table-cell>
          <table:table-cell table:number-columns-repeated="1008"/>
        </table:table-row>
        <table:table-row table:style-name="ro1">
          <table:table-cell table:style-name="ce8" table:number-columns-spanned="4" table:number-rows-spanned="1"/>
          <table:covered-table-cell table:number-columns-repeated="3"/>
          <table:table-cell/>
          <table:table-cell table:style-name="ce12" office:value-type="string" calcext:value-type="string">
            <text:p>Retângulo</text:p>
          </table:table-cell>
          <table:table-cell table:style-name="ce12" office:value-type="string" calcext:value-type="string" table:number-columns-spanned="3" table:number-rows-spanned="1">
            <text:p>Testando 3</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30</text:p>
          </table:table-cell>
          <table:covered-table-cell table:number-columns-repeated="2" table:style-name="ce15"/>
          <table:table-cell table:style-name="ce41" office:value-type="string" calcext:value-type="string">
            <text:p>X</text:p>
          </table:table-cell>
          <table:table-cell table:number-columns-repeated="1008"/>
        </table:table-row>
        <table:table-row table:style-name="ro1">
          <table:table-cell table:style-name="ce9" table:number-columns-spanned="4" table:number-rows-spanned="1">
            <draw:control draw:z-index="8" draw:name="Controle 11" draw:style-name="gr2" draw:text-style-name="P2" svg:width="7.842cm" svg:height="0.899cm" svg:x="0cm" svg:y="0cm" draw:control="control10"/>
          </table:table-cell>
          <table:covered-table-cell table:number-columns-repeated="3"/>
          <table:table-cell/>
          <table:table-cell table:style-name="ce12" office:value-type="string" calcext:value-type="string">
            <text:p>Quadrado</text:p>
          </table:table-cell>
          <table:table-cell table:style-name="ce12" office:value-type="string" calcext:value-type="string" table:number-columns-spanned="3" table:number-rows-spanned="1">
            <text:p>Testando 2</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30</text:p>
          </table:table-cell>
          <table:covered-table-cell table:number-columns-repeated="2" table:style-name="ce15"/>
          <table:table-cell table:style-name="ce41" office:value-type="string" calcext:value-type="string">
            <text:p>X</text:p>
          </table:table-cell>
          <table:table-cell table:number-columns-repeated="1008"/>
        </table:table-row>
        <table:table-row table:style-name="ro1">
          <table:table-cell table:style-name="ce9" table:number-columns-spanned="4" table:number-rows-spanned="1">
            <draw:control draw:z-index="17" draw:name="Controle 17" draw:style-name="gr4" draw:text-style-name="P2" svg:width="7.842cm" svg:height="0.9cm" svg:x="0cm" svg:y="0cm" draw:control="control18"/>
          </table:table-cell>
          <table:covered-table-cell table:number-columns-repeated="3"/>
          <table:table-cell/>
          <table:table-cell table:style-name="ce12" office:value-type="string" calcext:value-type="string">
            <text:p>Círculo</text:p>
          </table:table-cell>
          <table:table-cell table:style-name="ce12" office:value-type="string" calcext:value-type="string" table:number-columns-spanned="3" table:number-rows-spanned="1">
            <text:p>Testando 1</text:p>
          </table:table-cell>
          <table:covered-table-cell table:number-columns-repeated="2" table:style-name="ce12"/>
          <table:table-cell table:number-columns-repeated="2" table:style-name="ce12" office:value-type="string" calcext:value-type="string">
            <text:p>20</text:p>
          </table:table-cell>
          <table:table-cell table:style-name="ce12"/>
          <table:table-cell table:style-name="ce15" office:value-type="string" calcext:value-type="string" table:number-columns-spanned="3" table:number-rows-spanned="1">
            <text:p>30</text:p>
          </table:table-cell>
          <table:covered-table-cell table:number-columns-repeated="2" table:style-name="ce15"/>
          <table:table-cell table:style-name="ce41" office:value-type="string" calcext:value-type="string">
            <text:p>X</text:p>
          </table:table-cell>
          <table:table-cell table:number-columns-repeated="1008"/>
        </table:table-row>
        <table:table-row table:style-name="ro1" table:number-rows-repeated="1048555">
          <table:table-cell table:number-columns-repeated="1024"/>
        </table:table-row>
        <table:table-row table:style-name="ro2">
          <table:table-cell table:number-columns-repeated="1024"/>
        </table:table-row>
      </table:table>
      <table:table table:name="KilnStorage" table:style-name="ta1" table:protected="true" table:protection-key="btWDPPNShuv4Zit7WUnw10K77D8=" table:protection-key-digest-algorithm="http://www.w3.org/2000/09/xmldsig#sha1">
        <loext:table-protection loext:select-protected-cells="true" loext:select-unprotected-cells="true"/>
        <table:table-column table:style-name="co18" table:default-cell-style-name="Default"/>
        <table:table-column table:style-name="co17" table:number-columns-repeated="5" table:default-cell-style-name="ce44"/>
        <table:table-column table:style-name="co17" table:number-columns-repeated="4" table:default-cell-style-name="Default"/>
        <table:table-column table:style-name="co17" table:number-columns-repeated="2" table:default-cell-style-name="ce44"/>
        <table:table-row table:style-name="ro3">
          <table:table-cell office:value-type="string" calcext:value-type="string">
            <text:p>Forno: <text:s/>Comprimento = 100, Largura = 100, Altura = 100</text:p>
          </table:table-cell>
          <table:table-cell table:number-columns-repeated="3" office:value-type="string" calcext:value-type="string">
            <text:p>100</text:p>
          </table:table-cell>
          <table:table-cell office:value-type="string" calcext:value-type="string">
            <text:p>10</text:p>
          </table:table-cell>
          <table:table-cell office:value-type="string" calcext:value-type="string">
            <text:p>5</text:p>
          </table:table-cell>
          <table:table-cell table:number-columns-repeated="6"/>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2-04T14:40:46.200197946</dc:date>
    <meta:editing-duration>P4DT5H13M15S</meta:editing-duration>
    <meta:editing-cycles>5880</meta:editing-cycles>
    <meta:document-statistic meta:table-count="2" meta:cell-count="96" meta:object-count="21"/>
  </office:meta>
</office:document-meta>
</file>

<file path=Basic/Standard/CellButton.xml><?xml version="1.0" encoding="utf-8"?>
<!DOCTYPE module  PUBLIC '-//OpenOffice.org//DTD OfficeDocument 1.0//EN'  'module.dtd'>
<script:module xmlns:script="http://openoffice.org/2000/script" script:name="CellButton" script:language="StarBasic" script:moduleType="normal">REM  *****  BASIC  *****



</script:module>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pieceTypeNamedRange = "mergedTipo"
Global Const pieceTypeInputNamedRange = "mergedTipoInput"
Global Const pieceHeightNamedRange = "mergedAltura"
Global Const pieceHeightInputNamedRange = "mergedAlturaInput"
Global Const desciptionNamedRange = "mergedDescricao"
Global Const descriptionInputNamedRange = "mergedDescricaoInput"
Global Const widthNamedRange = "mergedLargura"
Global Const widthInputNamedRange = "mergedLarguraInput"
Global Const lenthNamedRange = "mergedComprimento"
Global Const lenthInputNamedRange = "mergedComprimentoInput"
Global Const listItensTitleNamedRange = "itemsListTitle"
Global Const listItensHeaderNamedRange = "itemsListHeader"
Global Const kilnDBHeaderNamedRange = "kilnStorageHeader"

Global Const typeCircle = "Círculo"
Global Const typeSquare = "Quadrado"
Global Const typeRectangle = "Retângulo"
Global Const typeTriangle = "Triângulo"


Global Const headerLableType = "Tipo"
Global Const headerLableDescription = "Descrição"
Global Const headerLableDimension = "Dimensões (cm)"
Global Const headerLableAmount = "Quantidade"
Global Const headerLableExclude = "Excluir"

Global Const subHeaderLableHeight = "Alt"
Global Const subHeaderLableWidth = "Larg"
Global Const subHeaderLableLength = "Comp"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listBoxObj name
Global Const listBoxName = "escolheForno"


'App images directory name
'Global Const imgDirectoryName = "images"
'Button Images Names
'Global Const imgButtonIncrement = "incrementar_item.png"
'Global Const imgButtonDecrement = "decrementar_item.png"
'Global Const imgButtonTrash = "img_lixo.png"

'Prefix for kilns names
Global Const kilnNamePrefix = "Forno"
Global Const kilnSheetDBName = "KilnStorage"

Global Const solverExecutableName = "solve"

'
'Global Const defaultProtectSelection = "$Forno.$F$6"

'Sheet protection password
Global Const protectionPassword = "123456"


'Global Variables
Global nItems As Integer
Global lastListButtonIndex As Integer
'Global mousePressed As Boolean
'Global comboListOpen As Boolean

'Allow or block execution on a cell click
Global canChange As Boolean

'Execution controllers
Global changingKilnData As Boolean
Global solvingKilnProblem As Boolean
Global excludingRow As Boolean

'colors
Global editableBGColor As Long
Global nonEditableBGColor As Long
Global lableBGColor As Long
Global excludeBGColor As Long
Global redColor As Long
Global whiteColor As Long

'files
Global pathLastModifiedList As String


'Execution control functions

'Set solver execution control (solvingKilnProblem = True)
Function StartedSolvingKilnProblem()
	solvingKilnProblem = True
End Function

'Reset solver execution control (solvingKilnProblem = False)
Function EndedSolvingKilnProblem()
	solvingKilnProblem = False
End Function

'Return wheter the solver is executing
Function IsSolvingKilnProblem() As Boolean
	IsSolvingKilnProblem = solvingKilnProblem
End Function


'Set kiln edition status control (solvingKilnProblem = True)
Function ChangeKilnDataStart()
	changingKilnData = True
End Function

'Reset kiln edition status control (solvingKilnProblem = True)
Function ChangeKilnDataEnd()
	changingKilnData = False
End Function

'Return wheter a kiln is being editted or not
Function IsChangingKiln() As Boolean
	IsChangingKiln = changingKilnData
End Function


Function ExcludingRowStart() 
	excludingRow = True
End Function

Function ExcludingRowEnd()
	excludingRow = False
End Function


Function IsExcluding() As Boolean
	IsExcluding = excludingRow
End Function



'If there is no execution control set, than another action can be executed
Function CanExecuteAction() As Boolean
	CanExecuteAction = (Not IsChangingKiln()) And (Not IsSolvingKilnProblem()) And (Not IsExcluding())
End Function


'Set colors RGB values
Function SetColors()

	editableBGColor = RGB(152, 194, 226)
	nonEditableBGColor = RGB(115, 163, 199)	
	lableBGColor = RGB(71, 129, 173)
	excludeBGColor = RGB(238, 102, 70)	
	redColor = RGB(255, 0, 0)
	whiteColor = RGB(255, 255, 255)
	
End Function

'Set the values for the global variables
Function SetGlobalVariables()
'	mousePressed = False
'	comboListOpen = False

	'Set colors
	SetColors()
	
	'Set files paths variables
	pathLastModifiedList = ""
	
	'Count number of items	
	UpdateItemsCounters()
	
End Function


'Set the start values of the GUI
Function SetGUIData()
	'Set type of inserted piece as circle and set all inputs to ""
	button = GetButtonByName(buttonCircle)
	btnCellAddress = GetButtonLocation(button)
	buttonCell = GetCellObjectByName(btnCellAddress)
	ThisComponent.getCurrentController().Select(buttonCell)
	ReadyInputsForAdd(buttonCell,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SaveKilnEdition = GetButtonByName(buttonEditKiln)
	buttonCell = GetCellObjectByName(GetButtonLocation(btnSav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SetZeroAllItems()
	
End Function


'Set the global variables and initial configurations when file is opened
Sub SetInitialValues()

	PrepareExecution()
	
	SetGlobalVariables()
	SetGUIData()

	canChange = True
	actionsAreBlocked = False
	excludingRow = False

	FinishExecution()

End Sub
</script:module>
</file>

<file path=Basic/Standard/ExecuteClickAction.xml><?xml version="1.0" encoding="utf-8"?>
<!DOCTYPE module  PUBLIC '-//OpenOffice.org//DTD OfficeDocument 1.0//EN'  'module.dtd'>
<script:module xmlns:script="http://openoffice.org/2000/script" script:name="ExecuteClickAction" script:language="StarBasic" script:moduleType="normal">' Verify if piece amount is an integer value
Function VerifyValue(sourceCell As Object)
	
	'Get the cell where the first piece amount is stored
	firstAmountCell = GetFirstCellOfListHeader()
	While firstAmountCell.GetString() &lt;&gt; headerLableAmount
		firstAmountCell = GetCellSameRowNextColumn(firstAmountCell)
	WEnd
	firstAmountCell = GetCellNextRowSameColumn(firstAmountCell)

	'Get first cell amount column and Row
	fAmountColumn = GetCellColumnIndex(firstAmountCell)
	fAmountRow = GetCellRowIndex(firstAmountCell)
	
	'Check if the input is a cell or a range
	isRange = False
	cellName = Split(sourceCell.AbsoluteName, ".")(1)
	cellSplittedName = Split(cellName, "$")
	If (UBound(cellSplittedName) &gt; 2) Then
		isRange = True
	EndIf
	
	'If it is a cell, verify if it is an integer value
	If (Not isRange) Then
		column = GetCellColumnIndex(sourceCell)
		row = GetCellRowIndex(sourceCell)
		
		If (row &gt;= fAmountRow And column = fAmountColumn) Then
			PrepareExecution()
			value = sourceCell.GetString()
	
			If Not IsIntegerNumber(value) Then
				If value &lt;&gt; "" Then
					InputMustBeANumberError(sourceCell)
				EndIf
				sourceCell.SetString("0")
			Else
				value = CInt(value)
				sourceCell.SetString(value)
				
			EndIf
			FinishExecution()
		EndIf
	Else
		rangeCells = Split(Split(sourceCell.AbsoluteName, ".")(1), ":")
		firstCell = GetCellObjectByName(rangeCells(0))
		firstCellColumn = GetCellColumnIndex(firstCell)
		firstCellRow = GetCellRowIndex(firstCell)
		
		lastCell = GetCellObjectByName(rangeCells(1))
		lastCellColumn = GetCellColumnIndex(lastCell)
		lastCellRow = GetCellRowIndex(lastCell)
		
		column = firstCellColumn
		While column &lt;= lastCellColumn
			row = firstCellRow
			While row &lt;= lastCellRow
				cell = GetCellObjectByIndex(row, column)
				VerifyValue(cell)
				cell = GetCellNextRowSameColumn(cell)
				row = GetCellRowIndex(cell)
			WEnd
			cell = GetCellSameRowNextColumn(cell)
			column = GetCellColumnIndex(cell)
		Wend
	EndIf
	
End Function

'Activate when cell is selected
Function LockCellSelection()

	If (Not CanExecuteAction()) Then
		Exit Function
	EndIf

	cellObj = ThisComponent.CurrentSelection
	'Verify if it is a cell or a range
	isRange = False
	cellName = Split(cellObj.AbsoluteName, ".")(1)
	cellSplittedName = Split(cellName, "$")
	If (UBound(cellSplittedName) &gt; 2) Then
		isRange = True
	EndIf
	
'	protected = cellObj.CellProtection.IsLocked
'	defaultSelectionCell = GetCellObjectByName(defaultProtectSelection)
	
	'if it is a cell
	If (Not isRange And canChange) Then
		'If the cell must act as a button, executes its action
		If (CellIsButton(cellObj)) Then
			canChange = False
			cellDst = GetCellSameRowNextColumn(cellObj)
			sheet = GetSheetByName("Forno")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Forno")
			'cellRange = sheet.getCellRangeByName(defaultSelectionCell.AbsoluteName)
			'controller = ThisComponent.GetCurrentController()
			'controller.Select(cellRange)
			'canChange = True
			
		EndIf
		canChange = True
	EndIf

End Function


'Verify if a cell must act as a button
Function CellIsButton(cell As Object) As Boolean
	'update pieces counter
	UpdateItemsCounters()
	
	On Error GoTo NotACell
		'Get cell row and column
		
		cName = cell.AbsoluteName
		
		If cName = "" Then
			CellIsButton = False
			Exit Function
		EndIf
		
		cellRow = GetCellRowIndex(cell)
		cellColumn = GetCellColumnIndex(cell)
		
		'Verify if the cell is the Exclusion cell of a row
		headerCell = GetLastCellOfListHeader()
		column = GetCellColumnIndex(headerCell)

		listFirstRow = GetCellRowIndex(GetCellNextRowSameColumn(headerCell))
		If (cellRow &gt;= listFirstRow And cellRow &lt;= listFirstRow+nItems-1 And cellColumn = column) Then
			CellIsButton = True
			Exit Function
		EndIf
		'If it does not have to act as a button, return false
		CellIsButton = False
		Exit Function
	NotACell:
		CellIsButton = False
		Exit Function
	
End Function

'Execute a macro of a cell
Function ExecuteCellAction(cell As Object)

	PrepareExecution()
	DisableAllButtons()
	ExcludingRowStart()

	'update pieces counter
	UpdateItemsCounters()

	'Get cell row and column
	cellRow = GetCellRowIndex(cell)
	cellColumn = GetCellColumnIndex(cell)
	
	'If the cell is an exclusion cell of a piece, removes it
	headerCell = GetLastCellOfListHeader()
	column = GetCellColumnIndex(headerCell)
	listFirstRow = GetCellRowIndex(GetCellNextRowSameColumn(headerCell))
	If (cellRow &gt;= listFirstRow And cellRow &lt;= listFirstRow+nItems-1 And cellColumn = column) Then
'		RemoveItemLine(cell)
		RemoveItemFromList(cell)
		ExcludingRowEnd()
		EnableAllButtons()
		FinishExecution()
		Exit Function
	EndIf
	
	ExcludingRowEnd()
	EnableAllButtons()
	FinishExecution()
	
End Function

'Set the selection to the button cell
Function SetSelectionToButtonCell(buttonShape As Object)

	button = buttonShape.Source.Model	
	buttonCellAddr = GetButtonLocation(button)
	buttonCell = GetCellObjectByName(buttonCellAddr)
	ThisComponent.getCurrentController().Select(buttonCell)


End Function

Function GetButtonCell(buttonShape As Object)

	button = buttonShape.Source.Model	
	buttonCellAddr = GetButtonLocation(button)
	buttonCell = GetCellObjectByName(buttonCellAddr)
	GetButtonCell = buttonCell

End Function


Function SetSelectionToListBoxCell()

	listBoxObj = GetKilnListBox()
	boundCell = GetKilnListBoundCell()
	ThisComponent.getCurrentController().Select(boundCell)

End Function




'Button 'Adicionar Item' action: Add an item to the list
Function AddItem(buttonShape As Object)

	PrepareExecution()
	DisableAllButtons()
	'Set current selection to button cell
	SetSelectionToButtonCell(buttonShape)
	
	'Get the cell where the button is
	buttonCell = GetButtonCell(buttonShape)
	
	'Add the piece if all input data is correct
	AddItemToList(buttonCell)
	
	'Enable AddItem button
'	button.Enabled = True
	
	EnableAllButtons()
	FinishExecution()
	
End Function

'Button circle action: Set the lables and inputs for reading an circle data
Function CircleSelected(buttonShape As Object)
	PrepareExecution()	
	DisableAllButtons()

	SetSelectionToButtonCell(buttonShape)
	buttonCell = GetButtonCell(buttonShape)
	ReadyInputsForAdd(buttonCell, typeCircle)
	
	EnableAllButtons()
	FinishExecution()
	
End Function


'Button square action: Set the lables and inputs for reading an square data
Function SquareSelected(buttonShape As Object)
	
	PrepareExecution()	
	DisableAllButtons()

	
	SetSelectionToButtonCell(buttonShape)
	buttonCell = GetButtonCell(buttonShape)
	
	ReadyInputsForAdd(buttonCell, typeSquare)

	EnableAllButtons()
	FinishExecution()

End Function


'Button rectangle action: Set the lables and inputs for reading an rectangle data
Function RectangleSelected(buttonShape As Object)

	PrepareExecution()	
	DisableAllButtons()


	SetSelectionToButtonCell(buttonShape)
	buttonCell = GetButtonCell(buttonShape)
	
	ReadyInputsForAdd(buttonCell, typeRectangle)

	EnableAllButtons()
	FinishExecution()
	
End Function


'Button triangle action: Set the lables and inputs for reading an triangle data
Function TriangleSelected(buttonShape As Object)

	PrepareExecution()	
	DisableAllButtons()

	SetSelectionToButtonCell(buttonShape)
	buttonCell = GetButtonCell(buttonShape)
	
	ReadyInputsForAdd(buttonCell, typeTriangle)

	EnableAllButtons()
	FinishExecution()
		
End Function

'Add a kiln to kiln sheet
Function StoreKiln(buttonShape As Object)
	'Avoid more clicks in button
	
	PrepareExecution()
	DisableAllButtons()
	
	'Set current selection to button cell
	SetSelectionToButtonCell(buttonShape)
	
	'Get the cell where the button is
	buttonCell = GetButtonCell(buttonShape)
	
	InsertKiln(buttonCell)
	
	EnableAllButtons()
	FinishExecution()
	
		
End Function

'Update the kiln list
Function ListKilns()
	
	PrepareExecution()
	
	SetSelectionToListBoxCell()
	listBoxObj = GetKilnListBox()
	If (listBoxObj.Dropdown) Then
		UpdateKilnList()
	EndIf
	
	FinishExecution()

End Function

'When a kiln is selected, set the kiln fields
Function KilnSelected()

	PrepareExecution()
	DisableAllButtons()

	SetSelectionToListBoxCell()

	listBoxObj = GetKilnListBox()	
	kilnName = listBoxObj.SelectedValue
	
	SetChosenKilnValues(kilnName)

	EnableAllButtons
	FinishExecution()
	
End Function


Function EditKilnButtonAction(buttonShape As Object)

	PrepareExecution()
	DisableAllButtons()
	SetSelectionToButtonCell(buttonShape)

	listBoxObj = GetKilnListBox()
	kilnName = listBoxObj.CurrentValue
	
	If (kilnName = "") Then
		MsgBox("Escolha um forno para alterar")
		EnableAllButtons()
		DisableKilnEdition()
		FinishExecution()
		Exit Function
	EndIf
	
	EnableKilnEdition()
	FinishExecution()
	
End Function


Function SaveKilnEdition(buttonShape As Objects)

	DisableKilnEdition()

	PrepareExecution()

	button = buttonShape.Source.Model
	buttonCell = GetButtonLocation(button)

	sheet = GetCurrentSheet()
	controller = ThisComponent.GetCurrentController()
	
	cellRange = sheet.getCellRangeByName(buttonCell)
	controller = ThisComponent.GetCurrentController()
	controller.Select(cellRange)

	form = sheet.DrawPage.Forms.GetByIndex(0)
	listBoxObj = form.GetByName(listBoxName)
	kilnName = listBoxObj.CurrentValue
	
	msgText = "Tem certeza que deseja alterar os dados do " &amp; kilnName &amp; "?"
	answer = MsgBox(msgText, MB_YESNO, "Alterar dados do Forno?")
	
	If (answer &lt;&gt; IDYES) Then
		EnableKilnEdition()
		FinishExecution()
		Exit Function
	EndIf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IntegerNumber(supports(i))) Then
			cellSupportsName = Join(Split(Split(cellSupports.AbsoluteName, ".")(1), "$"), "")
			MsgBox("Os valores da célula " &amp; cellSupportsName  &amp; " devem ser composto por um ou mais números sem vírgula separados por espaço.")
			EnableKilnEdition()
			FinishExecution()
			Exit Function
		Else
			supports(i) = CInt(supports(i)) &amp; ""
		EndIf
	
	Next i 
	
	cellObj = GetCellPreviousRowSameColumn(cellObj)
	kilnLength = cellObj.GetString()
	
	cellLength = cellObj

	If (Not IsIntegerNumber(kilnLength)) Then
		SaveKilnEdition = InputMustBeANumberError(cellLength)
		EnableKilnEdition()
		FinishExecution()
		Exit Function
	Else
		kilnLength = CInt(kilnLength) &amp; ""
	EndIf
		
	cellObj = GetCellSameRowNextColumn(cellObj)
	cellObj = GetCellSameRowNextColumn(cellObj)
	kilnWidth = cellObj.GetString()
	
	cellWidth = cellObj
	If (Not IsIntegerNumber(kilnWidth)) Then
		SaveKilnEdition = InputMustBeANumberError(cellWidth)
		EnableKilnEdition()
		FinishExecution()
		Exit Function
	Else
		kilnWidth = CInt(kilnWidth) &amp; ""
	EndIf
	
	cellObj = GetCellSameRowNextColumn(cellObj)
	cellObj = GetCellSameRowNextColumn(cellObj)
	kilnHeight = cellObj.GetString()

	cellHeight = cellObj
	If (Not IsIntegerNumber(kilnHeight)) Then
		SaveKilnEdition = InputMustBeANumberError(cellHeight)
		EnableKilnEdition()
		FinishExecution()
		Exit Function
	Else
		kilnHeight = CInt(kilnHeight) &amp; ""
	EndIf
	
	kilnCellStart = kilnCell
	kilnCell = GetCellSameRowNextColumn(kilnCellStart)
	oldDataSize = 0
	While (kilnCell.GetString() &lt;&gt; "")
		kilnCell = GetCellSameRowNextColumn(kilnCell)
		oldDataSize = oldDataSize + 1
	WEnd
	
	kilnCell = GetCellSameRowNextColumn(kilnCellStart)
	Dim oldData(oldDataSize - 1) As String
	i = 0
	While (kilnCell.GetString() &lt;&gt; "")
		
		oldData(i) = kilnCell.GetString()
		i = i + 1
		
		kilnCell.SetString("")
		kilnCell = GetCellSameRowNextColumn(kilnCell)
		
	WEnd
	
	kilnCellStart.SetString("")
	
	numberOfSupports = UBound(supports) + 1
	Dim data(3+numberOfSupports) As String
	
	data(0) = kilnLength
	data(1) = kilnWidth
	data(2) = kilnHeight
	
	For i = 0 To UBound(supports)
		data(i+3) = supports(i)
	Next i
	
	If (Not CreateKilnRow(data)) Then
		CreateKilnRow(oldData)
		EnableKilnEdition()
		FinishExecution()
		Exit Function
	EndIf

	cellLength.SetString("")
	cellWidth.SetString("")
	cellHeight.SetString("")
	cellSupports.SetString("")
	
	SelectEmptyKiln()

	kilnName = GetKilnName(data(0), data(1), data(2))
	MsgBox("Alterações salvas. O forno foi renomeado para " &amp; kilnName)

	EnableAllButtons()
	FinishExecution()

End Function

Function CancelKilnEdition(buttonShape As Object)
	
	DisableKilnEdition()
	
	PrepareExecution()
	DisableAllButtons()

	SetSelectionToButtonCell(buttonShape)
	
	SelectEmptyKiln()

	EnableAllButtons()
	FinishExecution()

End Function


Function EraseKiln(buttonShape As Object)

	DisableKilnEdition()

	PrepareExecution()
	DisableAllButtons()

	button = buttonShape.Source.Model
	buttonCell = GetButtonLocation(button)

	sheet = GetCurrentSheet()
	cellRange = sheet.getCellRangeByName(buttonCell)
	controller = ThisComponent.GetCurrentController()
	controller.Select(cellRange)
	
	form = sheet.DrawPage.Forms.GetByIndex(0)
	listBoxObj = form.GetByName(listBoxName)
	kilnName = listBoxObj.CurrentValue
	
	msgText = "Tem certeza que deseja apagar o forno " &amp; kilnName &amp; "?"
	answer = MsgBox(msgText, MB_YESNO, "Apagar Forno?")
	
	If (answer &lt;&gt; IDYES) Then
		EnableKilnEdition()
		FinishExecution()	
		Exit Function
	EndIf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listBoxObj.refresh()
	
	SelectEmptyKiln()
	
	MsgBox("Forno apagado.")

	EnableAllButtons()
	FinishExecution()

End Function


'Function RemoveItem(ev As com.sun.star.awt.ActionEvent)
'	PrepareExecution()
'	button = ev.Source.Model
'
'	cellName = GetButtonLocationByName(button.Name)
'	cellObj = GetCellObjectByName(cellName)
'	
'	RemoveItemLine(cellObj)
'	
'	FinishExecution()

'End Function


Function CleanListByRemoving(buttonShape As Object)

	PrepareExecution()
	DisableAllButtons()
	UpdateItemsCounters()

	If (nItems = 0) Then
		MsgBox("Não há items para remover")
		EnableAllButtons()
		FinishExecution()
		Exit Function
	EndIf
	
	answer = MsgBox("Tem certeza que deseja APAGAR TODAS as peças permanentemente?", MB_YESNO, "APAGAR TODAS AS PEÇAS?")
	
	If (answer &lt;&gt; IDYES) Then
		FinishExecution()
		EnableAllButtons()
		Exit Function
	EndIf


	button = buttonShape.Source.Model
	btnCellAddress = GetButtonLocation(button)
	buttonCell = GetCellObjectByName(btnCellAddress)
	ThisComponent.getCurrentController().Select(buttonCell)

	RemoveAllItems()

	EnableAllButtons()
	FinishExecution()

End Function


Function CleanList(buttonShape As Object)

	PrepareExecution()
	DisableAllButtons()
	UpdateItemsCounters()

	If (nItems = 0) Then
		MsgBox("Não há items para zerar")
		FinishExecution()
		Exit Function
	EndIf
	
	answer = MsgBox("Tem certeza que deseja zerar a quantidade de todas as peças?", MB_YESNO, "Zerar todas as quantidades?")
	
	If (answer &lt;&gt; IDYES) Then
		EnableAllButtons()
		FinishExecution()
		Exit Function
	EndIf


	button = buttonShape.Source.Model
	btnCellAddress = GetButtonLocation(button)
	buttonCell = GetCellObjectByName(btnCellAddress)
	ThisComponent.getCurrentController().Select(buttonCell)

	SetZeroAllItems()

	EnableAllButtons()
	FinishExecution()

End Function


Function WriteList(buttonShape As Object) As String
	
	PrepareExecution()
	DisableAllButtons()

	UpdateItemsCounters()
	
	textToWrite = GetCurrentListAsString()
	
	If textToWrite = "" Then
		EnableAllButtons()
		FinishExecution()
		Stop
	EndIf
	
	SetSelectionToButtonCell(buttonShape)
	
'	filePath = GetSaveAsFilePathFromUser("Salvar Lista como", GetSavedListsPath())
	
	canceled = False
	picked = False
	
	While ((Not canceled) And (Not picked))
		filePath = GetSavedListsPath()
		fileName = InputBox("Digite o nome do arquivo (não utilize acentos)", "Escolha o nome do arquivo.")
		filePath = filePath &amp; fileName
		
		If (Right(filePath, 4) &lt;&gt; ".txt") Then
			filePath = filePath &amp; ".txt"
		EndIf

		If (fileName = "") Then
			canceled = True
		ElseIf (Not cancelado And PathHasSpaceOrAccentedLetter(filePath)) Then
			MsgBox("Erro: acento ou espaço encontrado no nome do arquivo.")
			fileName = InputBox("Digite o nome do arquivo (não utilize acentos nem espaços).", "Escolha o nome do arquivo.")
		ElseIf (ExistsFile(filePath)) Then
			answer = MsgBox("Arquivo já existente. Deseja sobrescrever?", MB_YESNO)
			If (answer = IDYES) Then
				picked = True
			EndIf
		Else
			picked = True
		EndIf
	WEnd


'	pathToFile = SplitPath(filePath)
'	Redim Preserve pathToFile(UBound(pathToFile)-1)
'	pathToFile = JoinPath(pathToFile)
'
'	While ((pathToFile &lt;&gt; GetSavedListsPath()) And (Not canceled))
'		If (filePath = "") Then
'			canceled = True
'		Else
'			pathToFile = SplitPath(filePath)
'			Redim Preserve pathToFile(UBound(pathToFile)-1)
'			pathToFile = JoinPath(pathToFile)
'			MsgBox("Erro! Configuração de peças só podem ser salvas no diretório inicial!")		
'			filePath = GetSaveAsFilePathFromUser("Salvar Lista como", GetSavedListsPath())
'		EndIf
'	Wend
	
	If (canceled) Then
		MsgBox("Operação Cancelada! Nome do arquivo é necessário para salvar a lista.")
		EnableAllButtons()
		FinishExecution()
		Stop
	EndIf

	WriteTextFile(filePath, textToWrite)
	pathString = ConvertASCIIPathAccentedLetters(filePath)
	MsgBox("Arquivo salvo em " &amp; pathString &amp; ".")
	
	pathLastModifiedList = filePath
	WriteList = filePath

	EnableAllButtons()
	FinishExecution()
	
End Function


Function WriteListLastOpened(buttonShape As Object)

	PrepareExecution()
	DisableAllButtons()

	UpdateItemsCounters()
	
	SetSelectionToButtonCell(buttonShape)
	
	textToWrite = GetCurrentListAsString()
	
	If textToWrite = "" Then
		EnableAllButtons()
		FinishExecution()
		Stop
	EndIf
	
'	filePath = GetSaveAsFilePathFromUser("Salvar Lista como", GetSavedListsPath())
	
	canceled = False
	picked = False
		
	If Replace(pathLastModifiedList, " ", "") = "" Then
		MsgBox("Nenhum arquivo de configuração foi aberto desde a inicialização da aplicação ou após a exclusão da última configuração. Escolha um novo nome para o arquivo.")
		pathLastModifiedList = WriteList(buttonShape)
	Else
		pathString = ConvertASCIIPathAccentedLetters(pathLastModifiedList)
		fileName = SplitPath(pathString)(UBound(SplitPath(pathString)))

		answer = MsgBox("Tem certeza que deseja sobrescrever a última lista carregada/salva (" &amp; fileName &amp; ")?", MB_YESNO)
		If (answer &lt;&gt; IDYES) Then
			MsgBox("Operação cancelada.")
			EnableAllButtons()
			FinishExecution()
			Exit Function
		EndIf

		WriteTextFile(pathLastModifiedList, textToWrite)
		MsgBox("Arquivo salvo em " &amp; pathString &amp; ".")
	EndIf
	
	EnableAllButtons()
	FinishExecution()
	
End Function



Function ReadList(buttonShape As Object)

	PrepareExecution()
	DisableAllButtons()	
	
	SetSelectionToButtonCell(buttonShape)
	
	filePath = GetFileToReadPathFromUser("Escolha a configuração a ser carregada", GetSavedListsPath())

	If (filePath = "") Then
		MsgBox("Operação Cancelada! Arquivo não selecionado.")
		FinishExecution()	
		Exit Function
	EndIf
	
	UpdateItemsCounters()
	
	answer = IDYES
	If (nItems &gt; 0) Then
		msgText = "Abrir uma configuração irá apagar os dados presentes na configuração atual. Deseja continuar mesmo assim?"
		answer = MsgBox(msgText, MB_YESNO, "Abrir outra configuração?")
	EndIf
	
	If (answer &lt;&gt; IDYES) Then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pathLastModifiedList = filePath
	
	EnableAllButtons()
	FinishExecution()

End Function


Function EraseSavedList(buttonShape As Object)

	PrepareExecution()
	DisableAllButtons()

	filePath = GetFileToReadPathFromUser("Escolha Lista a ser carregada", GetSavedListsPath())

	If (filePath = "") Then
		FinishExecution()
		Exit Function
	EndIf 
	
	pathString = ConvertASCIIPathAccentedLetters(filePath)
	answer = MsgBox("Tem certeza que deseja apagar o arquivo " &amp; pathString &amp; "?", MB_YESNO)
	
	If (answer &lt;&gt; IDYES) Then
		FinishExecution()
		Exit Function
	EndIf
	
	EraseFile(filePath)
	
	pathLastModifiedList = ""
	
	MsgBox("Arquivo apagado.")

	EnableAllButtons()
	FinishExecution()

End Function


Function EditListItems(buttonShape As Object)

	PrepareExecution()
	DisableAllButtons()
	
	UpdateItemsCounters()
	
	If (nItems &lt;= 0) Then
		MsgBox("Não há peças na lista.")
		EnableAllButtons()
		FinishExecution()
		Exit Function
	EndIf
	
	btnEdit = buttonShape.Source.Model
	buttonCellAddr = GetButtonLocation(btnEdit)
	buttonCell = GetCellObjectByName(buttonCellAddr)
	ThisComponent.getCurrentController().Select(buttonCell)
	
	btnEdit.Enabled = False
	btnEdit.EnableVisible = False
	
	btnSaveEdition = GetButtonByName(buttonSaveListEdition)

	btnSaveEdition.Enabled = True
	btnSaveEdition.EnableVisible = True
	
	cellRange = GetListUnlockableRange()
	
	cellRange.CellBackColor = editableBGColor
	UnlockCell(cellRange)	
	
	FinishExecution()

End Function

Function SaveEditionListItems(buttonShape As Object)

	PrepareExecution()
	
	btnSaveEdition = buttonShape.Source.Model
	buttonCellAddr = GetButtonLocation(btnSaveEdition)
	buttonCell = GetCellObjectByName(buttonCellAddr)
	ThisComponent.getCurrentController().Select(buttonCell)

	If (Not ListCellsAreValidy()) Then
		FinishExecution()
		Exit Function		
	EndIf
	
	btnEdit = GetButtonByName(buttonEditLsit)
	btnEdit.Enabled = True
	btnEdit.EnableVisible = True
	
	EnableAllButtons()
	
	btnSaveEdition.Enabled = False
	btnSaveEdition.EnableVisible = False
	
	cellRange = GetListUnlockableRange()
	cellRange.CellBackColor = nonEditableBGColor
	LockCell(cellRange)

	FinishExecution()

End Function


Function CallSolver(buttonShape As Object)
	
	PrepareExecution()
	DisableAllButtons()
	StartedSolvingKilnProblem()
	
	AllowSolverExecutionAndWriting()

	UpdateItemsCounters()
	
	If (nItems = 0) Then
		MsgBox("Não há peças na lista.")
		EndedSolvingKilnProblem()
		EnableAllButtons()
		FinishExecution()
		Exit Function
	EndIf

	Dim ui As Object
	

	listAsText = GetCurrentListAsString()
	
	If listAsText = "" Then		
		EndedSolvingKilnProblem()
		EnableAllButtons()
		FinishExecution()
		Exit Function
	EndIf
	
	If (Not HasItems(listAsText)) Then
		MsgBox("Operação Cancelada! Nenhuma peça tem quantidade maior que zero.")
		EndedSolvingKilnProblem()
		EnableAllButtons()
		FinishExecution()
		Exit Function
	EndIf 

	kilnDataAsText = GetSelectedKilnInfoAsText()
	If (kilnDataAsText = "" Or kilnDataAsText = "0") Then
		MsgBox("Selecione um forno para colocar as peças")
		EndedSolvingKilnProblem()
		EnableAllButtons()
		FinishExecution()
		Exit Function
	EndIf

	
	GlobalScope.BasicLibraries.loadLibrary("ScriptForge")
	ui = CreateScriptService("UI")
	msgText = "Se a aplicação disser que está travada é "
	msgText = msgText &amp; " devido a dificuldade de solução. Aguarde..."
	ui.ShowProgressBar("Gerando solução. Por favor aguarde...", msgText, 1)
	
	itemFileName = "temp_pecas.txt"
	itemFilePath = SolverDirPath() &amp; itemFileName
	
	WriteTextFile(itemFilePath, listAsText)
	
	kilnFileName = "temp_forno.txt"
	kilnFilePath = SolverDirPath() &amp; kilnFileName
	
	WriteTextFile(kilnFilePath, kilnDataAsText)
	
	solutionBaseName = "temp_sol"
	solutionBasePath = SolverDirPath() &amp; solutionBaseName
	
'	HideSheets()
	
	
	solutionTex = solutionBasePath &amp; ".tex"
	command = ""
	command = command &amp; SolverPath()
	command = command &amp; " "
	command = command &amp; itemFilePath
	command = command &amp; " "
	command = command &amp; kilnFilePath
	command = command &amp; " "
	command = command &amp; solutionTex
	command = command &amp; " "
	
	'Write the output of the solver (every cout)
'	command = command &amp; "&gt;"	
'	command = command &amp; " "
'	command = command &amp; solutionBasePath &amp; ".info"

	ExecCommand(command)

	solutionPDF = solutionBasePath &amp; ".pdf"
	
	OpenPDFExternal(solutionPDF)
	
	ui.ShowProgressBar("Plano Gerado", "Tudo pronto!", 100)

'	ShowSheets()
	
	answer = MsgBox("Deseja salvar a solução gerada?", MB_YESNO, "Salvar solução")
	
	If (answer = IDYES) Then
		canceled = False
		picked = False
	
		While ((Not canceled) And (Not picked))
			filePath = GetSavedSolutionsPath()
			fileName = InputBox("Digite o nome do arquivo (não utilize acentos)", "Escolha o nome do arquivo de solução.")
			filePath = filePath &amp; fileName
			
			If (Right(filePath, 4) &lt;&gt; ".pdf") Then
				filePath = filePath &amp; ".pdf"
			EndIf
			
			If (fileName = "") Then
				canceled = True
			ElseIf (Not cancelado And PathHasSpaceOrAccentedLetter(filePath)) Then
				MsgBox("Erro: acento ou espaço encontrado no nome do arquivo.")
				fileName = InputBox("Digite o nome do arquivo (não utilize acentos nem espaços)", "Escolha o nome do arquivo de solução.")
			ElseIf (ExistsFile(filePath)) Then
				answer = MsgBox("Arquivo já existente. Deseja sobrescrever?", MB_YESNO)
				If (answer = IDYES) Then
					picked = True
				EndIf
			Else
				picked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lse
			MsgBox("Operação cancelada! Nome do arquivo é necessário para salvar a solução.")
		EndIf
	EndIf

	DeleteFile(itemFilePath)
	DeleteFile(kilnFilePath)
	DeleteFile(solutionPDF)
	
	ui.ShowProgressBar()

	EndedSolvingKilnProblem()
	EnableAllButtons()
	FinishExecution()

End Function


Function OpenSolution()

	PrepareExecution()
	
	filePath = GetFileToReadPathFromUser("Escolha a solução a ser aberta", GetSavedSolutionsPath(), "pdf")
	
	If (filePath = "") Then
		MsgBox("Operação Cancelada! Arquivo não selecionado.")
		FinishExecution()	
		Exit Function
	EndIf
	
	If (Right(filePath, 4) &lt;&gt; ".pdf") Then
		MsgBox("Operação Cancelada! Selecione um arquivo pdf")
		FinishExecution()	
		Exit Function
	End If

	OpenPDFExternal(filePath)

	Finish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PDFDefaultApplication()

	If OSIsUnix() Then
		PDFDefaultApplication = "xdg-open"
	ElseIf OSIsWindows() Then
		PDFDefaultApplication = "start"
	EndIf

End Function

Function OpenPDFExternal(pdfPath As String)

	command = ""
	command = command &amp; PDFDefaultApplication()
	command = command &amp; " "
	command = command &amp; pdfPath
	
	ExecCommand(command)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pieceTypeNamedRange))
		column = column - 1
		cell = GetCellObjectByIndex(row, column)
	WEnd
	If (column &lt; 0) Then
		MsgBox("O parêmetro 'cell' tem que estar na mesma linha da célula mesclada com nome 'mergedTipo'")
	EndIf
	
	GetTipoCellFromSameLine = GetFirstCellObjFromNamedRange(pieceTypeNamedRange)
	
End Function


'Get the cell 'Tipo' if it is on the same column
Function GetTipoCellFromSameColumn(cell As Object) As Object

	row = GetCellRowIndex(cell)
	column = GetCellColumnIndex(cell)
	
	While (row &gt;= 0 And Not IsInNamedRange(cell, pieceTypeNamedRange))
		row = row - 1
		cell = GetCellObjectByIndex(row, column)
	WEnd
	If (row &lt; 0) Then
		MsgBox("O parêmetro 'cell' tem que estar na mesma linha da célula mesclada com nome 'mergedTipo'")
	EndIf
	
	GetTipoCellFromSameColumn = GetFirstCellObjFromNamedRange(pieceTypeNamedRange)
	
End Function


'Set the lables and inputs for reading an item data
Function ReadyInputsForAdd(buttonCell As Object, itemType As String)

	cellBellow = GetCellNextRowSameColumn(buttonCell)
	cellBellow = GetTipoCellFromSameLine(cellBellow)
	
	cellInput = GetFirstInputCell(cellBellow)
	CleanItemInputs(cellBellow)
	
	SetInputLables(cellBellow, itemType)
	
	cellInput.SetString(itemType)
	cellInput.CellBackColor = nonEditableBGColor

End Function


'Read the input data for adding an item
Function ReadItemInputData(cellLableTipo As Object) As Object
	numberInputs = 3
	
	'Get 'tipo' input cell
	inputCell = GetCellSameRowNextColumn(cellLableTipo)
	itemType = inputCell.GetString()
	If (itemType = "") Then
		ReadItemInputData = FieldIsNeededError(inputCell)
		Exit Function
	EndIf
	
	'Read cells bellow
	inputCell = GetCellNextRowSameColumn(inputCell)
	itemDescription = inputCell.GetString()
	If (itemDescription = "") Then
		ReadItemInputData = FieldIsNeededError(inputCell)
		Exit Function
	EndIf

	inputCell = GetCellNextRowSameColumn(inputCell)
	itemHeight = inputCell.GetString()
	If (itemHeight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itemWidth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itemLength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GetKilnListBox() As Object

	sheet = GetSheetByName("Forno")
	form = sheet.DrawPage.Forms.GetByIndex(0)
	listBoxObj = form.GetByName(listBoxName)
	
	GetKilnListBox = listBoxObj
	
End Function

Function GetKilnListBoundCell()

	listBoxObj = GetKilnListBox()
	GetKilnListBoundCell = listBoxObj.getValueBinding().BoundCell

End Function


Function GetKilnName(length As String, width As String, height As String)

	kilnName = kilnNamePrefix &amp; ": " &amp; " Comprimento = " &amp; length &amp; ", Largura = " &amp; width &amp; ", Altura = " &amp; height
	GetKilnName = kilnName

End Function


Function CreateKilnSheet()

	sheets = ThisComponent.getSheets()  
	sheets.InsertNewByName(kilnSheetDBName, 1)
	
	sheet = GetSheetByName(kilnSheetDBName)
	'sheet.IsVisible = False

End Function

Function SelectEmptyKiln()
	listBoxObj = GetKilnListBox()
'	listBoxObj.SelectedItems(0) = 0
'	listBoxObj.SelectedValues(0) = ""
	listBoxObj.SelectedValue = ""
	
	SetChosenKilnValues("")

End Function

Function GetSelectedKilnInfoAsText() As String

	listBoxObj = GetKilnListBox()
	kilnName = listBoxObj.SelectedValue
	
	If (Replace(kilnName, " ", "") = "") Then
		GetSelectedKilnInfoAsText = ""
		Exit Function
	EndIf
	
	kilnData = GetKilnData(kilnName)
	
	
	kilnLength = kilnData(0)
	kilnWidth = kilnData(1)
	kilnHeight = kilnData(2)
	supports = Split(kilnData(3), " ")
	
	total = 0
	For i = 0 To UBound(supports)
		If Replace(supports(i), " ", "") &lt;&gt; "" Then
			total = total + 1
		EndIf
	Next i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Chr(10)
	If total &gt; 0 Then
		infoAsText = infoAsText &amp; UBound(supports) + 1
	Else
		infoAsText = infoAsText &amp; "0"
	EndIf
	infoAsText = infoAsText &amp; Chr(10)

	For i = LBound(supports) To UBound(supports)
		infoAsText = infoAsText &amp; supports(i)
		infoAsText = infoAsText &amp; Chr(10)
	Next i
	
	GetSelectedKilnInfoAsText = infoAsText

End Function


Function CreateKilnRow(kilnData() As String) As Boolean

	If (Not SheetExists(kilnSheetDBName)) Then
		CreateKilnSheet()
	EndIf
	
	sheet = GetSheetByName(kilnSheetDBName)
	
	kilnName = 	GetKilnName(kilnData(0), kilnData(1),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length = "") Then
		ReadKilnData = FieldIsNeededError(inputCell)
		Exit Function
	Endif

	'Jump to next input cell ignoring next lable
	inputCell = GetCellSameRowNextColumn(inputCell)
	inputCell = GetCellSameRowNextColumn(inputCell)
	
	width = inputCell.GetString()
	If (width = "") Then
		ReadKilnData = FieldIsNeededError(inputCell)
		Exit Function
	Endif

	'Jump to next input cell ignoring next lable
	inputCell = GetCellSameRowNextColumn(inputCell)
	inputCell = GetCellSameRowNextColumn(inputCell)
	
	height = inputCell.GetString()
	If (height = "") Then
		ReadKilnData = FieldIsNeededError(inputCell)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For i = 0 To UBound(data)
		number = data(i)
		If (number &lt;&gt; "" And Not IsIntegerNumber(number)) Then
			Redim Preserve data(0)
			data(0) = ""
			mText = "Os valores de comprimento, largura e altura devem ser NÚMEROS SEM VÍRGULA. " 
			mText = mText &amp; Chr(10)
			mText = mText &amp; "Os SUPORTES devem ser números sem vírgulas SEPARADOS POR ESPAÇO."
			MsgBox(mText)
			ReadKilnData = data
			Exit Function
		Else
			data(i) = CInt(data(i)) &amp; ""
		EndIf
	Nex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InsertKiln(buttonCell As Object)
	
	cellLableSupports = GetCellSameRowPreviousColumn(buttonCell)
	cellLableSupports = GetCellSameRowPreviousColumn(cellLableSupports)
	cellLableComprimento = GetCellPreviousRowSameColumn(cellLableSupports)
'	cellLableComprimento = GetCellPreviousRowSameColumn(cellLableComprimento)
	
	inputData = ReadKilnData(cellLableComprimento)
	'If an error occured enable the button
	If (inputData(0) = "") Then
		Exit Function
	EndIf
	
	If(CreateKilnRow(inputData)) Then
		sheet = GetCurrentSheet()
		form = sheet.DrawPage.Forms.GetByIndex(0)
		controller = ThisComponent.GetCurrentController()			
		listBoxObj = form.GetByName(listBoxName)

		UpdateKilnList()
		
		SelectEmptyKiln()

		CleanKilnInputs(cellLableComprimento)

		MsgBox("Forno criado com sucesso.")
	EndIf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UpdateKilnList()
	sheet = GetCurrentSheet()
	form = sheet.DrawPage.Forms.GetByIndex(0)
	controller = ThisComponent.GetCurrentController()
	
	listBoxObj = form.GetByName(listBoxName)

	boundCell = GetKilnListBoundCell()
	ThisComponent.getCurrentController().Select(boundCell)

	numberOfKilns = CountStoredKilns()
	
	Dim kilnList(numberOfKilns) As String
	kilnList(0) = ""

	kilnSheet = GetSheetByName(kilnSheetDBName)
	For i = 0 To numberOfKilns-1
		kilnCell = GetCellObjectByIndex(i, 0, kilnSheet.Name)
		kilnList(i+1) = kilnCell.GetString()
	Next i

	listBoxObj.StringItemList = kilnList

End Function


Function SetChosenKilnValues(kilnName As String)

	PrepareExecution()

	sheet = GetCurrentSheet()
	form = sheet.DrawPage.Forms.GetByIndex(0)
	controller = ThisComponent.GetCurrentController()
	
	listBoxObj = form.GetByName(listBoxName)

	boundCell = GetKilnList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kilnName = "") Then
		kilnData(0) = ""
		kilnData(1) = ""
		kilnData(2) = ""
		kilnData(3) = ""
		
	Else
		kilnData = GetKilnData(kilnName)		
	EndIf

	cellLength.SetString(kilnData(0))
	cellWidth.SetString(kilnData(1))
	cellHeight.SetString(kilnData(2))
	cellSupports.SetString(kilnData(3))

	FinishExecution()

End Function


Function EnableKilnEdition()

	PrepareExecution()
	
	ChangeKilnDataStart()

	sheet = GetCurrentSheet()
	form = Sheet.DrawPage.Forms.GetByIndex(0)
	controller = ThisComponent.GetCurrentController()	
	listBoxObj = form.GetByName(listBoxName)
	listBoxObj.Enabled = False

	buttonEdit = GetButtonByName(buttonEditKiln)
	buttonEdit.Enabled = False
'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cell.CellBackColor = editableBGColor
	
	inputCell = GetCellPreviousRowSameColumn(inputCell)
	UnlockCell(inputCell)
	inputcell.CellBackColor = editableBGColor
	
	inputCell = GetCellSameRowNextColumn(inputCell)
	inputCell = GetCellSameRowNextColumn(inputCell)
	UnlockCell(inputCell)
	inputcell.CellBackColor = editableBGColor
	
	inputCell = GetCellSameRowNextColumn(inputCell)
	inputCell = GetCellSameRowNextColumn(inputCell)
	UnlockCell(inputCell)
	inputcell.CellBackColor = editableBGColor
	
	FinishExecution()

End Function


Function DisableKilnEdition()

	ChangeKilnDataEnd()

'	PrepareExecution()
	
	sheet = GetCurrentSheet()
	form = sheet.DrawPage.Forms.GetByIndex(0)
	controller = ThisComponent.GetCurrentController()	
	listBoxObj = form.GetByName(listBoxName)
	listBoxObj.Enabled = True

	buttonEdit = GetButtonByName(buttonEditKiln)
	buttonEdit.Enabled = True
	buttonEdit.EnableVisible = True
	
	buttonSave = GetButtonByName(buttonSaveKilnEdition)	
	buttonSave.Enabled = False
'	buttonSave.EnableVisible = False

	buttonErase = GetButtonByName(buttonEraseKiln)
	buttonErase.Enabled = Flase
'	buttonErase.EnableVisible = False
	
	buttonCancel = GetButtonByName(buttonCancelKilnEdition)
	buttonCancel.Enabled = False
'	buttonCancel.EnableVisible = False
	
	cellButtonSave = GetButtonLocation(buttonSave)
	cellButtonSave = GetCellObjectByName(cellButtonSave)

	inputCell = GetCellPreviousRowSameColumn(cellButtonSave)
	inputcell.CellBackColor = nonEditableBGColor
	LockCell(inputCell)
	
	inputCell = GetCellPreviousRowSameColumn(inputCell)
	inputcell.CellBackColor = nonEditableBGColor
	LockCell(inputCell)
	
	inputCell = GetCellSameRowNextColumn(inputCell)
	inputCell = GetCellSameRowNextColumn(inputCell)
	inputcell.CellBackColor = nonEditableBGColor
	LockCell(inputCell)
	
	inputCell = GetCellSameRowNextColumn(inputCell)
	inputCell = GetCellSameRowNextColumn(inputCell)
	inputCell.CellBackColor = nonEditableBGColor
	LockCell(inputCell)

'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ItensHeaderNamedRange)
End Function

'Find the last cell of the list header
Function GetLastCellOfListHeader() As Object
	GetLastCellOfListHeader = GetLastCellObjFromNamedRange(list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	lastListButtonIndex = 0
'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
'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Amount Then
			cellRange.CellBackColor = editableBGColor
			UnlockCell(cellRange)
		ElseIf (cellHeader.GetString() = headerLableExclude) Then
			cellRange.CellBackColor = excludeBGColor
			values = cellRange.GetDataArray()
			For i = 0 To UBound(values, 1)
				values(i)(0) = "X"
			Next i
			cellRange.SetDataArray(values)
		Else
			cellRange.CellBackColor = nonEditableBGColor
		EndIf
		SetCellRangeFontStyle(cellRange)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Amount Then
			cell.CellBackColor = editableBGColor
			UnlockCell(cell)
		ElseIf (cellHeader.GetString() = headerLableExclude) Then
			cell.CellBackColor = excludeBGColor
			
			cell.SetString("X")
		Else
			cell.CellBackColor = nonEditableBGColor
		EndIf
		
		SetCellRangeFontStyle(cell)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	Dim nIndex As Integer
'	nIndex = -1
'	For i = 0 To formObj.getCount() - 1 step 1
'		If EqualUnoObjects(controlObj, formObj.getByIndex(i)) Then
'			nIndex = i
'			Exit For
'		End If
'	Next
'	GetButtonIndexOnForm = nIndex
'End Function

'Function AddMacroToButton(eventType As String, listenerType As String, macroName As String, index As Integer, formObj As Object)

'	sScriptURL = "vnd.sun.star.script:" &amp; macroName &amp; "?language=Basic&amp;location=document"
'	aEvent = CreateUnoStruct("com.sun.star.script.ScriptEventDescriptor")
'	
'	With aEvent
'		.AddListenerParam = ""
'		.EventMethod = eventType
'		.ListenerType = listenerType
'		.ScriptCode = sScriptURL
'		.ScriptType = "Script"
'   End With
' 
'	formObj.registerScriptEvent(index, aEvent)
'
'
'End Function


' assign sScriptURL event as css.awt.XActionListener::actionPerformed.
' event is assigned to the control described by the nIndex in the oForm container
'Function AddMacroReleasedToButton(macroName As String, buttonIndex As Integer, formObj As Object)
'	AddMacroToButton("mouseReleased", "XMouseListener", macroName, buttonIndex, formObj)
'End Function
'
'Function AddMacroPressedToButton(macroName As String, buttonIndex As Integer, formObj As Object)
'	AddMacroToButton("mousePressed", "XMouseListener", macroName, buttonIndex, formObj)
'End Function
'
'Function AssignMacros(buttonObj As Object, macroReleased As String, macroPressed As String)
'
'	sheet = GetCurrentSheet()
'	formObj = sheet.DrawPage.getForms().getByIndex(0)
'	btnIndex = GetButtonIndexOnForm(buttonObj, formObj)
'	
'	AddMacroReleasedToButton(macroReleased, btnIndex, formObj)
'	If (macroPressed &lt;&gt; "") Then
'		AddMacroPressedToButton(macroPressed, btnIndex, formObj)
'	EndIf
	
'End Function


'Create a button with an image in a cell
'Function CreateButton(buttonName As String, cellObj As Object, imgPath As String) As Object
'
'	'Create the button
'	buttonObj = CreateUnoService("com.sun.star.form.component.CommandButton")
'	buttonObj.Name = buttonName
'	buttonObj.ImageURL = AddURLPrefixOnPath(imgPath)
'
'	'Create the shape to contain it	
'	shapeObj = ThisComponent.createInstance("com.sun.star.drawing.ControlShape")
'	shapeObj.Name = "shape_" &amp; buttonObj.Name
'	
'	sheet = GetCurrentSheet()
'
'	'Add the shape to the page, set anchor and position, size
'	shapeObj.setControl(buttonObj)
'	sheet.DrawPage.add(shapeObj)
'	shapeObj.Anchor = cellObj
'	shapeObj.setSize(cellObj.Size)
'	shapeObj.setPosition(cellObj.Position)
'	
'	'Set button name on cell
'	cellObj.SetString(buttonName)
'   cellObj.IsTextWrapped = True
'	
'	CreateButton = buttonObj
'
'End Function


'Get an image of a button path
'Function GetButtonImagePath(imageName As String) As String
'	dirPath = GetCurrentDirPath()
'	
'	Dim imagePathArray(1) As String
'	imagePathArray(0) = dirPath
'	imagePathArray(1) = imgDirectoryName
'	
'	imgPath = JoinPath(imagePathArray) &amp; imageName
'
'	GetButtonImagePath = imgPath
'
'End Function
'
'
'Create a button for decrementing Qtd column value
'Function CreateButtonDecrement(buttonName As String, cellObj As Object)
'
'	decrementImgPath = GetButtonImagePath(imgButtonDecrement)
'	btn = CreateButton(buttonName, cellObj, decrementImgPath)
'	AssignMacros(btn, "Standard.ListManager.DecrementStop", "Standard.ListManager.DecrementItem")
'		
'End Function


'Create a button for incrementing Qtd column value
'Function CreateButtonIncrement(buttonName As String, cellObj As Object)
'
'	incrementImgPath = GetButtonImagePath(imgButtonIncrement)
'	btn = CreateButton(buttonName, cellObj, incrementImgPath)
'	AssignMacros(btn, "Standard.ListManager.IncrementStop", "Standard.ListManager.IncrementItem")
'
'End Function


'Create a button for deleting item
'Function CreateButtonTrash(buttonName As String, cellObj As Object)
'
'	trashImgPath = GetButtonImagePath(imgButtonTrash)
'	btn = CreateButton(buttonName, cellObj, trashImgPath)
'	AssignMacros(btn, "Standard.ListManager.RemoveItem", "")
'	
'End Function


'Create new item buttons
'Function CreateButtonsOnListRow(row As Integer)
	
'	firstCellHeaderList = GetFirstCellOfListHeader()
'	lastCellHeaderList = GetLastCellOfListHeader()
'
'	headerRow = GetCellRowIndex(firstCellHeaderList)
'
'	startColumn = GetCellColumnIndex(firstCellHeaderList)
'	endColumn = GetCellColumnIndex(lastCellHeaderList)
'	
'	column = startColumn
'	headerCell = GetCellObjectByIndex(headerRow, column)
'	
'	While (headerCell.GetString() &lt;&gt; headerLableAmount)
'		column = column + 1
'		HeaderCell = GetCellObjectByIndex(headerRow, column)
'	WEnd
'	
'	cellDecr = GetCellObjectByIndex(row, column)
'	CreateButtonDecrement(buttonDecrementPrefix &amp; lastListButtonIndex, cellDecr)
'	
'	cellQtd = GetCellSameRowNextColumn(cellDecr)
'	cellQtd.SetString("0")
'
'	cellIncr = GetCellSameRowNextColumn(cellQtd)
'	CreateButtonIncrement(buttonIncrementPrefix &amp; lastListButtonIndex, cellIncr)
'	
'	cellTrash = GetCellSameRowNextColumn(cellIncr)
'	CreateButtonTrash(buttonTrashPrefix &amp; lastListButtonIndex, cellTrash)	
'	
'	For i = 0 To nItems
'		shapeButtonDecr = GetButtonShapeByName(cellDecr.GetString())
'		shapeButtonIncr = GetButtonShapeByName(cellIncr.GetString())
'		shapeButtonTrash = GetButtonShapeByName(cellTrash.GetString())
'		
'		shapeButtonDecr.Position = cellDecr.Position
'		shapeButtonIncr.Position = cellIncr.Position
'		shapeButtonTrash.Position = cellTrash.Position
'		
'		cellDecr = GetCellNextRowSameColumn(cellDecr)
'		cellIncr = GetCellNextRowSameColumn(cellIncr)
'		cellTrash = GetCellNextRowSameColumn(cellTrash)
'	Next i
'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Amount) Then
			LockCell(cellObj)
			LockCell(cellBellow)
		EndIf
	Next i

	nItems = nItems + 1
	lastListButtonIndex = lastListButtonIndex + 1

End Function


'Insert at the top of the list
Function InsertInListAtStart(insertData As Object)

	PrepareExecution()
	
	UpdateItemsCounters()
	InsertOneItem(insertData)
	
	FinishExecution()

End Function


Function AddItemToList(buttonCell As Object)

	'Get cell to read data
	cellAbove = GetCellPreviousRowSameColumn(buttonCell)	
	cellLableTipo = GetTipoCellFromSameColumn(cellAbove)
	
	'Read data.
	'If an error occured enable the button
	inputData = ReadItemInputData(cellLableTipo)
	If inputData(0) = "" Then
		Exit Function
	EndIf
	
	'Insert item in list
	InsertInListAtStart(inputData)
	
	'Reset input values
	CleanItemInputs(cellLableTipo)
	
	
End Function


'Function DecrementStop(ev as com.sun.star.awt.ActionEvent)
'	button = ev.Source.Model
'	mousePressed = False	
'	wait(200)
'End Function


'Function DecrementItem(ev as com.sun.star.awt.ActionEvent)	
	
'	mousePressed = True
'	numberOfClicks = ev.ClickCount
'
'	button = ev.Source.Model
'
'	decrementingValue = 1
'
'	waitingTime = 100
'	
'	totalTime = 0
'		
'	limitToSpeedup = 10 * waitingTime
'
'	While (mousePressed)
'
'		cellName = GetButtonLocationByName(button.Name)
'		cellObj = GetCellObjectByName(cellName)
'		
'		cellObj = GetCellSameRowNextColumn(cellObj)
'		value = CInt(cellObj.GetString())
'		
'		newValue = value - decrementingValue
'		If (newValue &gt;= 0) Then
'			value = newValue
'		ElseIf (decrementingValue &gt; 1) Then
'			decrementingValue = decrementingValue/2
'		EndIf
'		
'		cellObj.SetString(value &amp; "")
'		wait(waitingTime)
'		
'		totalTime = totalTime + waitingTime
'		If (totalTime &gt; limitToSpeedup) Then
'			decrementingValue = decrementingValue * 2
'			totalTime = 0
'		EndIf
'		
'		If (numberToIncrement &gt; 1) Then
'			decrementingValue = 1
'			numberOfClicks = 1
'		EndIf
'	
'	WEnd
'	
'End Function


'Function IncrementStop(ev as com.sun.star.awt.ActionEvent)
'	button = ev.Source.Model
'	mousePressed = False
'	wait(200)
'End Function


'Function IncrementItem(ev as com.sun.star.awt.ActionEvent)
'	mousePressed = True
'	numberOfClicks = ev.ClickCount
'
'	button = ev.Source.Model
'
'	cellName = GetButtonLocationByName(button.Name)
'	cellObj = GetCellObjectByName(cellName)
'
'	incrementingValue = 1
'
'	waitingTime = 100
'
'	totalTime = 0
'		
'	limitToSpeedup = 10 * waitingTime
'
'	While (mousePressed)
'	
'		cellObj = GetCellSameRowPreviousColumn(cellObj)
'		value = CInt(cellObj.GetString())
'		
'		newValue = value + incrementingValue
'		If (newValue &lt;= 999) Then
'			value = newValue
'		ElseIf (incrementingValue &gt; 1) Then
'			incrementingValue = incrementingValue/2
'		EndIf
'		
'		cellObj.SetString(value &amp; "")
'	
'		wait(waitingTime)
'		
'		totalTime = totalTime + waitingTime
'		If (totalTime &gt; limitToSpeedup) Then
'			incrementingValue = incrementingValue * 2
'			totalTime = 0
'		EndIf
'
'		If (numberToIncrement &gt; 1) Then
'			incrementingValue = 1
'			numberOfClicks = 1
'		EndIf
'
'	Wend
'	
'End Function

'Function RemoveItemButtons(row As Integer)
'
'	firstHeaderCell = GetFirstCellOfListHeader()
'	lastHeaderCell = GetLastCellOfListHeader()
'	
'	firstColumn = GetCellColumnIndex(firstHeaderCell)
'	lastColumn = GetCellColumnIndex(lastHeaderCell)	
'
'	cellObj = GetCellObjectByIndex(row, firstColumn)
'	
'	column = GetCellColumnIndex(cellObj)	
'
'	While (column &lt;= lastColumn)
'		cellObj = GetCellSameRowNextColumn(cellObj)
'		
'		column = GetCellColumnIndex(cellObj)
'		RemoveButton(cellObj.GetString())
'
'	WEnd
'
'End Function


Function RemoveItemFromList(cellObj)
	
	headerCell = GetFirstCellOfListHeader()
	
	While (headerCell.GetString() &lt;&gt; headerLableDescription)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UpdateItemsCounters()
	
	itemRow = GetCellRowIndex(cellObj)
	
'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Amount) Then
			'MsgBox(itemRow &amp; " " &amp; i)
			cellObj = GetCellObjectByIndex(itemRow, i)
			LockCell(cellObj)
		EndIf
	Next i

	nItems = nItems - 1
	
End Function




Function RemoveAllItems()
	PrepareExecution()
	UpdateItemsCounter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	For i = 0 To nItems-1
'		RemoveItemButtons(row + i)
'	Next i
	
	RemoveCells(row, row+nItems-1, firstColumn, lastColumn)

	nItems = 0
	lastListButtonIndex = 1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Amount
		headerCell = GetCellSameRowNextColumn(headerCell)
	WEnd
	
	column = GetCellColumnIndex(headerCell)
	
	For i = row To row+nItems-1
		cellQtd = GetCellObjectByIndex(i, column)
		cellQtd.SetString("0")
	Next i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itemDescription = Replace(itemDescription, " ", "_")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UpdateItemsCounters()
	
	If (nItems &lt;= 0) Then
		MsgBox("Lista vazia.")
		Exit Function
	EndIf

	firstHeaderCell = GetFirstCellOfListHeader()
	lastHeaderCell = GetLastCellOfListHeader()
	
	itemCell = GetCellNextRowSameColumn(firstHeaderCell)

	firstRow = GetCellRowIndex(itemCell)
	lastRow = firstRow + nItems - 1
	
	itemsList = GetAllItems()
	
	headerCell = firstHeaderCell
	While headerCell.GetString() &lt;&gt; headerLableAmount
		headerCell = GetCellSameRowNextColumn(headerCell)
	WEnd
	
	cellAmount = GetCellNextRowSameColumn(headerCell)
	While (IsIntegerNumber(cellAmount.GetString()) And cellAmount.GetString() &lt;&gt; "")
		cellAmount = GetCellNextRowSameColumn(cellAmount)
	WEnd
	
	If cellAmount.GetString() &lt;&gt; "" Then
		MsgBox("Os valores das quantidades devem ser números sem vírgula.")
		Exit Function
	EndIf
	
	textToWrite = ""
	
	For i = 0 To UBound(itemsList)
		item = itemsList(i)
		textToWrite = textToWrite &amp; item(0)
		For j = 1 To UBound(item)
			value = item(j)
			textToWrite = textToWrite &amp; " " &amp; value
		Next j
		If i &lt; UBound(itemsList) Then
			textToWrite = textToWrite &amp; Chr(10)
		EndIf
	Next i
	
	GetCurrentListAsString = textToWrite

End Function


Function SetItemAmount(row As Integer, itemAmount As String)

	cell = GetFirstCellOfListHeader()
	
	While (cell.GetString() &lt;&gt; headerLableAmount)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Amount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ion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items(i)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Replace "_" for " " on description
		If UBound(item) &gt; 0 Then
			item(1) = Replace(item(1), "_", " ")
		EndIf
		items(i) = item
	Next i
	

	Dim columnsData(5, UBound(items)) As String

	For i = 0 To UBound(items)
		item = items(i)
		For j = 0 To UBound(item) 
			If item(j) &lt;&gt; "" Then
				columnsData(j, i) = item(j)
			EndIf
		Next j
	Next i

	SetListOfItemsValues(startRow, endRow, columnsData)
	FinishExecution()

End Function


Function GetListUnlockableRange()

	UpdateItemsCounters()

	cellHeaderStart = GetFirstCellOfListHeader()
	firstCell = GetCellNextRowSameColumn(cellHeaderStart)
	While cellHeaderStart.GetString() &lt;&gt; headerLableDescription
		cellHeaderStart = GetCellSameRowNextColumn(cellHeaderStart)
		firstCell = GetCellSameRowNextColumn(firstCell)
	WEnd
	
	cellHeaderEnd = GetLastCellOfListHeader()
	lastCell = GetCellNextRowSameColumn(cellHeaderEnd)
	While cellHeaderEnd.GetString() &lt;&gt; headerLableAmount
		cellHeaderEnd = GetCellSameRowPreviousColumn(cellHeaderEnd)
		lastCell = GetCellSameRowPreviousColumn(lastCell)
	WEnd
	cellHeaderEnd = GetCellSameRowPreviousColumn(cellHeaderEnd)
	lastCell = GetCellSameRowPreviousColumn(lastCell)
	
	columnStart = GetCellColumnIndex(firstCell)
	columnEnd = GetCellColumnIndex(lastCell)
	
	rowStart = GetCellRowIndex(firstCell)
	rowEnd = rowStart + nItems - 1
	cellRange = GetRangeByIndex(rowStart, rowEnd, columnStart, columnEnd)

	GetListUnlockableRange = cellRange

End Function


Function ListCellsAreValidy()

	UpdateItemsCounters()

	messageText = ""

	cellHeaderStart = GetFirstCellOfListHeader()
	cellHeader = GetCellSameRowNextColumn(cellHeaderStart)
	While cellHeader.GetString() &lt;&gt; headerLableDescription
		cellHeader = GetCellSameRowNextColumn(cellHeader)
	WEnd
	cell = GetCellNextRowSameColumn(cellHeader)

	firstRow = GetCellRowIndex(cell)
	lastRow = firstRow + nItems - 1
	
	column = GetCellColumnIndex(cell)

	columnRange = GetRangeByIndex(firstRow, lastRow, column, column)
	
	emptyRanges = columnRange.queryEmptyCells()
	
	If (emptyRanges.Count &gt; 0) Then
		rangesNames = emptyRanges.GetElementNames()
		For i = 0 To UBound(rangesNames)
			rangeName = rangesNames(i)
			rangeName = Join(Split(Split(rangeName, ".")(1), "$"), "")
			If InStr(rangeName, ":") Then		
				messageText = messageText &amp; "As células do intervalo "
				messageText = messageText &amp; rangeName
				messageText = messageText &amp; " não podem estar vazias."

			Else
				messageText = messageText &amp; "A célula "
				messageText = messageText &amp; rangeName
				messageText = messageText &amp; " não pode estar vazia."
			EndIf

			messageText = messageText &amp; Chr(10)
		Next i
		ListCellsAreValidy = False
	EndIf

	While cellHeader.GetString() &lt;&gt; headerLableDimension
		cellHeader = GetCellSameRowNextColumn(cellHeader)	
	WEnd
	cellSubHeader = GetCellNextRowSameColumn(cellHeader)
	cellHeader = GetCellSameRowNextColumn(cellHeader)
	
	While cellSubHeader.GetString() &lt;&gt; subHeaderLableLength
		column = GetCellColumnIndex(cellSubHeader)
		For row = firstRow To lastRow
			startEmpty = row
			cell = GetCellObjectByIndex(row, column)
			textCell = cell.GetString()
			cell.SetString(Replace(textCell, " ", ""))
			While (Not IsIntegerNumber(cell.GetString()) And row &lt;= lastRow)
				row = row + 1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Chr(10)
			EndIf
			textCell = cell.GetString()
			cell.SetString(Replace(textCell, " ", ""))
		Next row
		cellSubHeader = GetCellSameRowNextColumn(cellSubHeader)
	WEnd
	

	column = GetCellColumnIndex(cellSubHeader)
	startColumn = GetCellColumnIndex(cellHeaderStart)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Chr(10)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Chr(10)
		EndIf
		textCell = cell.GetString()
		cell.SetString(Replace(textCell, " ", ""))
	Next row
	cellSubHeader = GetCellSameRowNextColumn(cellSubHeader)
	
	If messageText &lt;&gt; "" Then 
		MsgBox(messageText)
		ListCellsAreValidy = False
		Exit Function
	EndIf
	
	ListCellsAreValidy = True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dows") Then
		isWindows = True
	EndIf
	OSIsWindows = isWindows
End Function


'Change a path to an URL for the directory or file
Function AddURLPrefixOnPath(strPath As String) As String
	prefix = ""
	If (OSIsUnix() And Left(strPath, 7) &lt;&gt; "file://") Then
		prefix = "file://"
	ElseIf (OSIsWindows) Then
		prefix = ""
	EndIf
	AddURLPrefixOnPath = prefix &amp; strPath
End Function


'Change an URL to a directory or file path
Function RemoveURLPrefixOnPath(strPath As String) As String
	newPath = strPath
	If (OSIsUnix() And Left(strPath, 7) = "file://") Then
		newPath = Mid(strPath, 8, Len(strPath))
	ElseIf (OSIsWindows) Then
		newPath = 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IsMissing(filyExtension)) Then
		filterNames(0) = "*"
	Else
		filterNames(0) = "*." &amp; filyExtension
	EndIf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Stop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SolverName() As String
	
	If (OSIsUnix()) Then
		SolverName = solverExecutableName
	ElseIf (OSIsWindows()) Then
		SolverName = solverExecutableName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If (OSIsUnix()) Then
		ExecLinuxCommand(command)
	ElseIf(OSIsWindows()) Then
		'TODO
	EndIf
	
End Function


Function ExecLinuxCommand(command As String)

	shellCommand = "-c '" &amp; command &amp; "'"
	result = Shell("bash", 1, shellCommand, True)

End Function


Function OsCopyCommand()
	If (OSIsUnix()) Then
		OsCopyCommand = "cp"
	ElseIf(OSIsWindows()) Then
		OsCopyCommand = "copy"
	EndIf
End Function


Function GetVKeyValue() As Integer
	If OSIsUnix() Then
		GetVKeyValue = 533
	ElseIf(OSIsWindows) Then
		'TODO
	EndIf
End Function


Function GetCRTLKeyValue() As Integer
	If OSIsUnix() Then
		GetVKeyValue = 2
	ElseIf(OSIsWindows()) Then
		'TODO
	EndIf
End Function


'Use MRI to see properties of a variable
Function SeeProperties(obj As Object)
	oMRI = CreateUnoService("mytools.Mri")
	oMRI.inspect(obj)
	MsgBox("Close me")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If (Not CanExecuteAction()) Then
		MacroAlreadyRunningError()
		Stop
	EndIf

	LockUndo()
	UnlockSheet()
	LockAllControls()
End Function


Function FinishExecution()

	LockSheet()
	UnlockAllControls()
	UnlockUndo()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FieldIsNeededError(cellObj As Object) As Object

	cellName = Join(Split(Split(cellObj.AbsoluteName, ".")(1), "$"), "")
	MsgBox("O campo " &amp; cellName &amp; " é obrigatório.")
	Dim data(1) As String
	data(0) = ""
	FieldIsNeededError = data

End Function

Function InputMustBeANumberError(cell As Object) As Object

	cellName = Split(cell.AbsoluteName, ".")(1)
	cellName = Split(cellName, "$")(1) &amp; Split(cellName, "$")(2)

	MsgBox("Os valores da célula " &amp; cellName &amp; " deve conter apenas um número sem vírgula.")
	Dim data(1) As String
	
	data(0) = ""
	InputMustBeANumberError = data

End Function

Function MacroAlreadyRunningError()

	If (changingKilnData) Then
		MsgBox("Finalize a alteração do forno antes de executar outra ação")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Forno")
	ThisComponent.CurrentController.setActiveSheet(sheet)

End Function

Function Undo()
	document   = ThisComponent.CurrentController.Frame
	dispatcher = createUnoService("com.sun.star.frame.DispatchHelper")	
	dispatcher.executeDispatch(document, ".uno:Undo", "", 0, Array())
End Function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listBoxObj = form.GetByName(listBoxName)
	listBoxObj.Enabled = True
	
	
	If IsChangingKiln() Then
		EnableKilnEdition()
	Else
		DisableKilnEdition()
	EndIf
	
	
	
End Function

Function SetCellRangeFontStyle(cellRange)

	cellRange.CharColor = whiteColor
	cellRange.CharFont = 5
	cellRange.CharFontFamily = 5
	cellRange.CharHeight = 12
'	cellRange.CharWeight = com.sun.star.awt.FontWeight.BOLD
	cellRange.IsTextWrapped = True
	cellRange.HoriJustify= com.sun.star.table.CellHoriJustify.CENTER
	cellRange.VertJustify = com.sun.star.table.CellVertJustify.CENT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CellButton"/>
  <library:element library:name="ExecuteClickAc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